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1.46mm"/>
    </style:style>
    <style:style style:name="co4" style:family="table-column">
      <style:table-column-properties fo:break-before="auto" style:column-width="123.9mm"/>
    </style:style>
    <style:style style:name="co5" style:family="table-column">
      <style:table-column-properties fo:break-before="auto" style:column-width="123.37mm"/>
    </style:style>
    <style:style style:name="co6" style:family="table-column">
      <style:table-column-properties fo:break-before="auto" style:column-width="133.99mm"/>
    </style:style>
    <style:style style:name="co7" style:family="table-column">
      <style:table-column-properties fo:break-before="auto" style:column-width="120.37mm"/>
    </style:style>
    <style:style style:name="co8" style:family="table-column">
      <style:table-column-properties fo:break-before="auto" style:column-width="119.82mm"/>
    </style:style>
    <style:style style:name="co9" style:family="table-column">
      <style:table-column-properties fo:break-before="auto" style:column-width="125.82mm"/>
    </style:style>
    <style:style style:name="co10" style:family="table-column">
      <style:table-column-properties fo:break-before="auto" style:column-width="10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ehin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/7</text:p>
          </table:table-cell>
        </table:table-row>
        <table:table-row table:style-name="ro1">
          <table:table-cell office:value-type="float" office:value="0.074222668" calcext:value-type="float">
            <text:p>0.074222668</text:p>
          </table:table-cell>
          <table:table-cell table:formula="of:=[.A2]+[.A20]+[.A38]+[.A56]+[.A74]+[.A92]+[.A110]" office:value-type="float" office:value="0.3490489556" calcext:value-type="float">
            <text:p>0.3490489556</text:p>
          </table:table-cell>
          <table:table-cell table:formula="of:=[.B2]/7" office:value-type="float" office:value="0.0498641365142857" calcext:value-type="float">
            <text:p>0.0498641365</text:p>
          </table:table-cell>
        </table:table-row>
        <table:table-row table:style-name="ro1">
          <table:table-cell office:value-type="float" office:value="0.0120361083" calcext:value-type="float">
            <text:p>0.0120361083</text:p>
          </table:table-cell>
          <table:table-cell table:formula="of:=[.A3]+[.A21]+[.A39]+[.A57]+[.A75]+[.A93]+[.A111]" office:value-type="float" office:value="0.0932215561" calcext:value-type="float">
            <text:p>0.0932215561</text:p>
          </table:table-cell>
          <table:table-cell table:formula="of:=[.B3]/7" office:value-type="float" office:value="0.0133173651571429" calcext:value-type="float">
            <text:p>0.0133173652</text:p>
          </table:table-cell>
        </table:table-row>
        <table:table-row table:style-name="ro1">
          <table:table-cell office:value-type="float" office:value="0.0120361083" calcext:value-type="float">
            <text:p>0.0120361083</text:p>
          </table:table-cell>
          <table:table-cell table:formula="of:=[.A4]+[.A22]+[.A40]+[.A58]+[.A76]+[.A94]+[.A112]" office:value-type="float" office:value="0.1636967542" calcext:value-type="float">
            <text:p>0.1636967542</text:p>
          </table:table-cell>
          <table:table-cell table:formula="of:=[.B4]/7" office:value-type="float" office:value="0.0233852506" calcext:value-type="float">
            <text:p>0.0233852506</text:p>
          </table:table-cell>
        </table:table-row>
        <table:table-row table:style-name="ro1">
          <table:table-cell office:value-type="float" office:value="0.0401203611" calcext:value-type="float">
            <text:p>0.0401203611</text:p>
          </table:table-cell>
          <table:table-cell table:formula="of:=[.A5]+[.A23]+[.A41]+[.A59]+[.A77]+[.A95]+[.A113]" office:value-type="float" office:value="0.2315129022" calcext:value-type="float">
            <text:p>0.2315129022</text:p>
          </table:table-cell>
          <table:table-cell table:formula="of:=[.B5]/7" office:value-type="float" office:value="0.0330732717428571" calcext:value-type="float">
            <text:p>0.0330732717</text:p>
          </table:table-cell>
        </table:table-row>
        <table:table-row table:style-name="ro1">
          <table:table-cell office:value-type="float" office:value="0.0170511535" calcext:value-type="float">
            <text:p>0.0170511535</text:p>
          </table:table-cell>
          <table:table-cell table:formula="of:=[.A6]+[.A24]+[.A42]+[.A60]+[.A78]+[.A96]+[.A114]" office:value-type="float" office:value="0.1015116733" calcext:value-type="float">
            <text:p>0.1015116733</text:p>
          </table:table-cell>
          <table:table-cell table:formula="of:=[.B6]/7" office:value-type="float" office:value="0.0145016676142857" calcext:value-type="float">
            <text:p>0.0145016676</text:p>
          </table:table-cell>
        </table:table-row>
        <table:table-row table:style-name="ro1">
          <table:table-cell office:value-type="float" office:value="0.0130391174" calcext:value-type="float">
            <text:p>0.0130391174</text:p>
          </table:table-cell>
          <table:table-cell table:formula="of:=[.A7]+[.A25]+[.A43]+[.A61]+[.A79]+[.A97]+[.A115]" office:value-type="float" office:value="0.115403129" calcext:value-type="float">
            <text:p>0.115403129</text:p>
          </table:table-cell>
          <table:table-cell table:formula="of:=[.B7]/7" office:value-type="float" office:value="0.0164861612857143" calcext:value-type="float">
            <text:p>0.0164861613</text:p>
          </table:table-cell>
        </table:table-row>
        <table:table-row table:style-name="ro1">
          <table:table-cell office:value-type="float" office:value="0.074222668" calcext:value-type="float">
            <text:p>0.074222668</text:p>
          </table:table-cell>
          <table:table-cell table:formula="of:=[.A8]+[.A26]+[.A44]+[.A62]+[.A80]+[.A98]+[.A116]" office:value-type="float" office:value="0.4647394927" calcext:value-type="float">
            <text:p>0.4647394927</text:p>
          </table:table-cell>
          <table:table-cell table:formula="of:=[.B8]/7" office:value-type="float" office:value="0.0663913561" calcext:value-type="float">
            <text:p>0.0663913561</text:p>
          </table:table-cell>
        </table:table-row>
        <table:table-row table:style-name="ro1">
          <table:table-cell office:value-type="float" office:value="0.1303911735" calcext:value-type="float">
            <text:p>0.1303911735</text:p>
          </table:table-cell>
          <table:table-cell table:formula="of:=[.A9]+[.A27]+[.A45]+[.A63]+[.A81]+[.A99]+[.A117]" office:value-type="float" office:value="1.0923666731" calcext:value-type="float">
            <text:p>1.0923666731</text:p>
          </table:table-cell>
          <table:table-cell table:formula="of:=[.B9]/7" office:value-type="float" office:value="0.156052381871429" calcext:value-type="float">
            <text:p>0.1560523819</text:p>
          </table:table-cell>
        </table:table-row>
        <table:table-row table:style-name="ro1">
          <table:table-cell office:value-type="float" office:value="0.0641925777" calcext:value-type="float">
            <text:p>0.0641925777</text:p>
          </table:table-cell>
          <table:table-cell table:formula="of:=[.A10]+[.A28]+[.A46]+[.A64]+[.A82]+[.A100]+[.A118]" office:value-type="float" office:value="0.3475709057" calcext:value-type="float">
            <text:p>0.3475709057</text:p>
          </table:table-cell>
          <table:table-cell table:formula="of:=[.B10]/7" office:value-type="float" office:value="0.0496529865285714" calcext:value-type="float">
            <text:p>0.0496529865</text:p>
          </table:table-cell>
        </table:table-row>
        <table:table-row table:style-name="ro1">
          <table:table-cell office:value-type="float" office:value="0.0200601805" calcext:value-type="float">
            <text:p>0.0200601805</text:p>
          </table:table-cell>
          <table:table-cell table:formula="of:=[.A11]+[.A29]+[.A47]+[.A65]+[.A83]+[.A101]+[.A119]" office:value-type="float" office:value="0.1578799044" calcext:value-type="float">
            <text:p>0.1578799044</text:p>
          </table:table-cell>
          <table:table-cell table:formula="of:=[.B11]/7" office:value-type="float" office:value="0.0225542720571429" calcext:value-type="float">
            <text:p>0.0225542721</text:p>
          </table:table-cell>
        </table:table-row>
        <table:table-row table:style-name="ro1">
          <table:table-cell office:value-type="float" office:value="0.0060180542" calcext:value-type="float">
            <text:p>0.0060180542</text:p>
          </table:table-cell>
          <table:table-cell table:formula="of:=[.A12]+[.A30]+[.A48]+[.A66]+[.A84]+[.A102]+[.A120]" office:value-type="float" office:value="0.0722196761" calcext:value-type="float">
            <text:p>0.0722196761</text:p>
          </table:table-cell>
          <table:table-cell table:formula="of:=[.B12]/7" office:value-type="float" office:value="0.0103170965857143" calcext:value-type="float">
            <text:p>0.0103170966</text:p>
          </table:table-cell>
        </table:table-row>
        <table:table-row table:style-name="ro1">
          <table:table-cell office:value-type="float" office:value="0.0661985958" calcext:value-type="float">
            <text:p>0.0661985958</text:p>
          </table:table-cell>
          <table:table-cell table:formula="of:=[.A13]+[.A31]+[.A49]+[.A67]+[.A85]+[.A103]+[.A121]" office:value-type="float" office:value="0.521808318" calcext:value-type="float">
            <text:p>0.521808318</text:p>
          </table:table-cell>
          <table:table-cell table:formula="of:=[.B13]/7" office:value-type="float" office:value="0.0745440454285714" calcext:value-type="float">
            <text:p>0.0745440454</text:p>
          </table:table-cell>
        </table:table-row>
        <table:table-row table:style-name="ro1">
          <table:table-cell office:value-type="float" office:value="0.036108325" calcext:value-type="float">
            <text:p>0.036108325</text:p>
          </table:table-cell>
          <table:table-cell table:formula="of:=[.A14]+[.A32]+[.A50]+[.A68]+[.A86]+[.A104]+[.A122]" office:value-type="float" office:value="0.2120257023" calcext:value-type="float">
            <text:p>0.2120257023</text:p>
          </table:table-cell>
          <table:table-cell table:formula="of:=[.B14]/7" office:value-type="float" office:value="0.0302893860428571" calcext:value-type="float">
            <text:p>0.030289386</text:p>
          </table:table-cell>
        </table:table-row>
        <table:table-row table:style-name="ro1">
          <table:table-cell office:value-type="float" office:value="0.1705115346" calcext:value-type="float">
            <text:p>0.1705115346</text:p>
          </table:table-cell>
          <table:table-cell table:formula="of:=[.A15]+[.A33]+[.A51]+[.A69]+[.A87]+[.A105]+[.A123]" office:value-type="float" office:value="1.0910593383" calcext:value-type="float">
            <text:p>1.0910593383</text:p>
          </table:table-cell>
          <table:table-cell table:formula="of:=[.B15]/7" office:value-type="float" office:value="0.155865619757143" calcext:value-type="float">
            <text:p>0.1558656198</text:p>
          </table:table-cell>
        </table:table-row>
        <table:table-row table:style-name="ro1">
          <table:table-cell office:value-type="float" office:value="0.1354062187" calcext:value-type="float">
            <text:p>0.1354062187</text:p>
          </table:table-cell>
          <table:table-cell table:formula="of:=[.A16]+[.A34]+[.A52]+[.A70]+[.A88]+[.A106]+[.A124]" office:value-type="float" office:value="1.0993346217" calcext:value-type="float">
            <text:p>1.0993346217</text:p>
          </table:table-cell>
          <table:table-cell table:formula="of:=[.B16]/7" office:value-type="float" office:value="0.1570478031" calcext:value-type="float">
            <text:p>0.1570478031</text:p>
          </table:table-cell>
        </table:table-row>
        <table:table-row table:style-name="ro1">
          <table:table-cell office:value-type="float" office:value="0.0070210632" calcext:value-type="float">
            <text:p>0.0070210632</text:p>
          </table:table-cell>
          <table:table-cell table:formula="of:=[.A17]+[.A35]+[.A53]+[.A71]+[.A89]+[.A107]+[.A125]" office:value-type="float" office:value="0.0601319491" calcext:value-type="float">
            <text:p>0.0601319491</text:p>
          </table:table-cell>
          <table:table-cell table:formula="of:=[.B17]/7" office:value-type="float" office:value="0.00859027844285714" calcext:value-type="float">
            <text:p>0.0085902784</text:p>
          </table:table-cell>
        </table:table-row>
        <table:table-row table:style-name="ro1">
          <table:table-cell office:value-type="float" office:value="0.1213640923" calcext:value-type="float">
            <text:p>0.1213640923</text:p>
          </table:table-cell>
          <table:table-cell table:formula="of:=[.A18]+[.A36]+[.A54]+[.A72]+[.A90]+[.A108]+[.A126]" office:value-type="float" office:value="0.8264684481" calcext:value-type="float">
            <text:p>0.8264684481</text:p>
          </table:table-cell>
          <table:table-cell table:formula="of:=[.B18]/7" office:value-type="float" office:value="0.118066921157143" calcext:value-type="float">
            <text:p>0.1180669212</text:p>
          </table:table-cell>
        </table:table-row>
        <table:table-row table:style-name="ro1">
          <table:table-cell office:value-type="string" calcext:value-type="string">
            <text:p>hindustantimes</text:p>
          </table:table-cell>
          <table:table-cell table:number-columns-repeated="2"/>
        </table:table-row>
        <table:table-row table:style-name="ro1">
          <table:table-cell office:value-type="float" office:value="0.049348489" calcext:value-type="float">
            <text:p>0.049348489</text:p>
          </table:table-cell>
          <table:table-cell table:number-columns-repeated="2"/>
        </table:table-row>
        <table:table-row table:style-name="ro1">
          <table:table-cell office:value-type="float" office:value="0.0180205157" calcext:value-type="float">
            <text:p>0.0180205157</text:p>
          </table:table-cell>
          <table:table-cell table:number-columns-repeated="2"/>
        </table:table-row>
        <table:table-row table:style-name="ro1">
          <table:table-cell office:value-type="float" office:value="0.0163570834" calcext:value-type="float">
            <text:p>0.0163570834</text:p>
          </table:table-cell>
          <table:table-cell table:number-columns-repeated="2"/>
        </table:table-row>
        <table:table-row table:style-name="ro1">
          <table:table-cell office:value-type="float" office:value="0.0388134184" calcext:value-type="float">
            <text:p>0.0388134184</text:p>
          </table:table-cell>
          <table:table-cell table:number-columns-repeated="2"/>
        </table:table-row>
        <table:table-row table:style-name="ro1">
          <table:table-cell office:value-type="float" office:value="0.0124757416" calcext:value-type="float">
            <text:p>0.0124757416</text:p>
          </table:table-cell>
          <table:table-cell table:number-columns-repeated="2"/>
        </table:table-row>
        <table:table-row table:style-name="ro1">
          <table:table-cell office:value-type="float" office:value="0.0169115609" calcext:value-type="float">
            <text:p>0.0169115609</text:p>
          </table:table-cell>
          <table:table-cell table:number-columns-repeated="2"/>
        </table:table-row>
        <table:table-row table:style-name="ro1">
          <table:table-cell office:value-type="float" office:value="0.084835043" calcext:value-type="float">
            <text:p>0.084835043</text:p>
          </table:table-cell>
          <table:table-cell table:number-columns-repeated="2"/>
        </table:table-row>
        <table:table-row table:style-name="ro1">
          <table:table-cell office:value-type="float" office:value="0.1242029387" calcext:value-type="float">
            <text:p>0.1242029387</text:p>
          </table:table-cell>
          <table:table-cell table:number-columns-repeated="2"/>
        </table:table-row>
        <table:table-row table:style-name="ro1">
          <table:table-cell office:value-type="float" office:value="0.0474078181" calcext:value-type="float">
            <text:p>0.0474078181</text:p>
          </table:table-cell>
          <table:table-cell table:number-columns-repeated="2"/>
        </table:table-row>
        <table:table-row table:style-name="ro1">
          <table:table-cell office:value-type="float" office:value="0.0263376767" calcext:value-type="float">
            <text:p>0.0263376767</text:p>
          </table:table-cell>
          <table:table-cell table:number-columns-repeated="2"/>
        </table:table-row>
        <table:table-row table:style-name="ro1">
          <table:table-cell office:value-type="float" office:value="0.0155253673" calcext:value-type="float">
            <text:p>0.0155253673</text:p>
          </table:table-cell>
          <table:table-cell table:number-columns-repeated="2"/>
        </table:table-row>
        <table:table-row table:style-name="ro1">
          <table:table-cell office:value-type="float" office:value="0.0751316884" calcext:value-type="float">
            <text:p>0.0751316884</text:p>
          </table:table-cell>
          <table:table-cell table:number-columns-repeated="2"/>
        </table:table-row>
        <table:table-row table:style-name="ro1">
          <table:table-cell office:value-type="float" office:value="0.0316052121" calcext:value-type="float">
            <text:p>0.0316052121</text:p>
          </table:table-cell>
          <table:table-cell table:number-columns-repeated="2"/>
        </table:table-row>
        <table:table-row table:style-name="ro1">
          <table:table-cell office:value-type="float" office:value="0.1352924868" calcext:value-type="float">
            <text:p>0.1352924868</text:p>
          </table:table-cell>
          <table:table-cell table:number-columns-repeated="2"/>
        </table:table-row>
        <table:table-row table:style-name="ro1">
          <table:table-cell office:value-type="float" office:value="0.1735514278" calcext:value-type="float">
            <text:p>0.1735514278</text:p>
          </table:table-cell>
          <table:table-cell table:number-columns-repeated="2"/>
        </table:table-row>
        <table:table-row table:style-name="ro1">
          <table:table-cell office:value-type="float" office:value="0.0099805933" calcext:value-type="float">
            <text:p>0.0099805933</text:p>
          </table:table-cell>
          <table:table-cell table:number-columns-repeated="2"/>
        </table:table-row>
        <table:table-row table:style-name="ro1">
          <table:table-cell office:value-type="float" office:value="0.1242029387" calcext:value-type="float">
            <text:p>0.1242029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ofindia</text:p>
          </table:table-cell>
          <table:table-cell table:number-columns-repeated="2"/>
        </table:table-row>
        <table:table-row table:style-name="ro1">
          <table:table-cell office:value-type="float" office:value="0.0641128672" calcext:value-type="float">
            <text:p>0.0641128672</text:p>
          </table:table-cell>
          <table:table-cell table:number-columns-repeated="2"/>
        </table:table-row>
        <table:table-row table:style-name="ro1">
          <table:table-cell office:value-type="float" office:value="0.0064291455" calcext:value-type="float">
            <text:p>0.0064291455</text:p>
          </table:table-cell>
          <table:table-cell table:number-columns-repeated="2"/>
        </table:table-row>
        <table:table-row table:style-name="ro1">
          <table:table-cell office:value-type="float" office:value="0.0111617109" calcext:value-type="float">
            <text:p>0.0111617109</text:p>
          </table:table-cell>
          <table:table-cell table:number-columns-repeated="2"/>
        </table:table-row>
        <table:table-row table:style-name="ro1">
          <table:table-cell office:value-type="float" office:value="0.043932494" calcext:value-type="float">
            <text:p>0.043932494</text:p>
          </table:table-cell>
          <table:table-cell table:number-columns-repeated="2"/>
        </table:table-row>
        <table:table-row table:style-name="ro1">
          <table:table-cell office:value-type="float" office:value="0.0089740155" calcext:value-type="float">
            <text:p>0.0089740155</text:p>
          </table:table-cell>
          <table:table-cell table:number-columns-repeated="2"/>
        </table:table-row>
        <table:table-row table:style-name="ro1">
          <table:table-cell office:value-type="float" office:value="0.0200017859" calcext:value-type="float">
            <text:p>0.0200017859</text:p>
          </table:table-cell>
          <table:table-cell table:number-columns-repeated="2"/>
        </table:table-row>
        <table:table-row table:style-name="ro1">
          <table:table-cell office:value-type="float" office:value="0.0907670328" calcext:value-type="float">
            <text:p>0.0907670328</text:p>
          </table:table-cell>
          <table:table-cell table:number-columns-repeated="2"/>
        </table:table-row>
        <table:table-row table:style-name="ro1">
          <table:table-cell office:value-type="float" office:value="0.1148316814" calcext:value-type="float">
            <text:p>0.1148316814</text:p>
          </table:table-cell>
          <table:table-cell table:number-columns-repeated="2"/>
        </table:table-row>
        <table:table-row table:style-name="ro1">
          <table:table-cell office:value-type="float" office:value="0.0664791499" calcext:value-type="float">
            <text:p>0.0664791499</text:p>
          </table:table-cell>
          <table:table-cell table:number-columns-repeated="2"/>
        </table:table-row>
        <table:table-row table:style-name="ro1">
          <table:table-cell office:value-type="float" office:value="0.0129029378" calcext:value-type="float">
            <text:p>0.0129029378</text:p>
          </table:table-cell>
          <table:table-cell table:number-columns-repeated="2"/>
        </table:table-row>
        <table:table-row table:style-name="ro1">
          <table:table-cell office:value-type="float" office:value="0.0100901866" calcext:value-type="float">
            <text:p>0.0100901866</text:p>
          </table:table-cell>
          <table:table-cell table:number-columns-repeated="2"/>
        </table:table-row>
        <table:table-row table:style-name="ro1">
          <table:table-cell office:value-type="float" office:value="0.0897401554" calcext:value-type="float">
            <text:p>0.0897401554</text:p>
          </table:table-cell>
          <table:table-cell table:number-columns-repeated="2"/>
        </table:table-row>
        <table:table-row table:style-name="ro1">
          <table:table-cell office:value-type="float" office:value="0.0412090365" calcext:value-type="float">
            <text:p>0.0412090365</text:p>
          </table:table-cell>
          <table:table-cell table:number-columns-repeated="2"/>
        </table:table-row>
        <table:table-row table:style-name="ro1">
          <table:table-cell office:value-type="float" office:value="0.1589874096" calcext:value-type="float">
            <text:p>0.1589874096</text:p>
          </table:table-cell>
          <table:table-cell table:number-columns-repeated="2"/>
        </table:table-row>
        <table:table-row table:style-name="ro1">
          <table:table-cell office:value-type="float" office:value="0.1550138405" calcext:value-type="float">
            <text:p>0.1550138405</text:p>
          </table:table-cell>
          <table:table-cell table:number-columns-repeated="2"/>
        </table:table-row>
        <table:table-row table:style-name="ro1">
          <table:table-cell office:value-type="float" office:value="0.0075006697" calcext:value-type="float">
            <text:p>0.0075006697</text:p>
          </table:table-cell>
          <table:table-cell table:number-columns-repeated="2"/>
        </table:table-row>
        <table:table-row table:style-name="ro1">
          <table:table-cell office:value-type="float" office:value="0.0978658809" calcext:value-type="float">
            <text:p>0.0978658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graph</text:p>
          </table:table-cell>
          <table:table-cell table:number-columns-repeated="2"/>
        </table:table-row>
        <table:table-row table:style-name="ro1">
          <table:table-cell office:value-type="float" office:value="0.0507246377" calcext:value-type="float">
            <text:p>0.0507246377</text:p>
          </table:table-cell>
          <table:table-cell table:number-columns-repeated="2"/>
        </table:table-row>
        <table:table-row table:style-name="ro1">
          <table:table-cell office:value-type="float" office:value="0.018115942" calcext:value-type="float">
            <text:p>0.018115942</text:p>
          </table:table-cell>
          <table:table-cell table:number-columns-repeated="2"/>
        </table:table-row>
        <table:table-row table:style-name="ro1">
          <table:table-cell office:value-type="float" office:value="0.0217391304" calcext:value-type="float">
            <text:p>0.0217391304</text:p>
          </table:table-cell>
          <table:table-cell table:number-columns-repeated="2"/>
        </table:table-row>
        <table:table-row table:style-name="ro1">
          <table:table-cell office:value-type="float" office:value="0.0108695652" calcext:value-type="float">
            <text:p>0.0108695652</text:p>
          </table:table-cell>
          <table:table-cell table:number-columns-repeated="2"/>
        </table:table-row>
        <table:table-row table:style-name="ro1">
          <table:table-cell office:value-type="float" office:value="0.0054347826" calcext:value-type="float">
            <text:p>0.0054347826</text:p>
          </table:table-cell>
          <table:table-cell table:number-columns-repeated="2"/>
        </table:table-row>
        <table:table-row table:style-name="ro1">
          <table:table-cell office:value-type="float" office:value="0.0144927536" calcext:value-type="float">
            <text:p>0.0144927536</text:p>
          </table:table-cell>
          <table:table-cell table:number-columns-repeated="2"/>
        </table:table-row>
        <table:table-row table:style-name="ro1">
          <table:table-cell office:value-type="float" office:value="0.0452898551" calcext:value-type="float">
            <text:p>0.0452898551</text:p>
          </table:table-cell>
          <table:table-cell table:number-columns-repeated="2"/>
        </table:table-row>
        <table:table-row table:style-name="ro1">
          <table:table-cell office:value-type="float" office:value="0.2137681159" calcext:value-type="float">
            <text:p>0.2137681159</text:p>
          </table:table-cell>
          <table:table-cell table:number-columns-repeated="2"/>
        </table:table-row>
        <table:table-row table:style-name="ro1">
          <table:table-cell office:value-type="float" office:value="0.0416666667" calcext:value-type="float">
            <text:p>0.0416666667</text:p>
          </table:table-cell>
          <table:table-cell table:number-columns-repeated="2"/>
        </table:table-row>
        <table:table-row table:style-name="ro1">
          <table:table-cell office:value-type="float" office:value="0.0199275362" calcext:value-type="float">
            <text:p>0.0199275362</text:p>
          </table:table-cell>
          <table:table-cell table:number-columns-repeated="2"/>
        </table:table-row>
        <table:table-row table:style-name="ro1">
          <table:table-cell office:value-type="float" office:value="0.0036231884" calcext:value-type="float">
            <text:p>0.0036231884</text:p>
          </table:table-cell>
          <table:table-cell table:number-columns-repeated="2"/>
        </table:table-row>
        <table:table-row table:style-name="ro1">
          <table:table-cell office:value-type="float" office:value="0.1014492754" calcext:value-type="float">
            <text:p>0.1014492754</text:p>
          </table:table-cell>
          <table:table-cell table:number-columns-repeated="2"/>
        </table:table-row>
        <table:table-row table:style-name="ro1">
          <table:table-cell office:value-type="float" office:value="0.0163043478" calcext:value-type="float">
            <text:p>0.0163043478</text:p>
          </table:table-cell>
          <table:table-cell table:number-columns-repeated="2"/>
        </table:table-row>
        <table:table-row table:style-name="ro1">
          <table:table-cell office:value-type="float" office:value="0.1721014493" calcext:value-type="float">
            <text:p>0.1721014493</text:p>
          </table:table-cell>
          <table:table-cell table:number-columns-repeated="2"/>
        </table:table-row>
        <table:table-row table:style-name="ro1">
          <table:table-cell office:value-type="float" office:value="0.1449275362" calcext:value-type="float">
            <text:p>0.1449275362</text:p>
          </table:table-cell>
          <table:table-cell table:number-columns-repeated="2"/>
        </table:table-row>
        <table:table-row table:style-name="ro1">
          <table:table-cell office:value-type="float" office:value="0.009057971" calcext:value-type="float">
            <text:p>0.009057971</text:p>
          </table:table-cell>
          <table:table-cell table:number-columns-repeated="2"/>
        </table:table-row>
        <table:table-row table:style-name="ro1">
          <table:table-cell office:value-type="float" office:value="0.1105072464" calcext:value-type="float">
            <text:p>0.1105072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indianexpress</text:p>
          </table:table-cell>
          <table:table-cell table:number-columns-repeated="2"/>
        </table:table-row>
        <table:table-row table:style-name="ro1">
          <table:table-cell office:value-type="float" office:value="0.0616438356" calcext:value-type="float">
            <text:p>0.0616438356</text:p>
          </table:table-cell>
          <table:table-cell table:number-columns-repeated="2"/>
        </table:table-row>
        <table:table-row table:style-name="ro1">
          <table:table-cell office:value-type="float" office:value="0.0068493151" calcext:value-type="float">
            <text:p>0.0068493151</text:p>
          </table:table-cell>
          <table:table-cell table:number-columns-repeated="2"/>
        </table:table-row>
        <table:table-row table:style-name="ro1">
          <table:table-cell office:value-type="float" office:value="0.0068493151" calcext:value-type="float">
            <text:p>0.0068493151</text:p>
          </table:table-cell>
          <table:table-cell table:number-columns-repeated="2"/>
        </table:table-row>
        <table:table-row table:style-name="ro1">
          <table:table-cell office:value-type="float" office:value="0.0376712329" calcext:value-type="float">
            <text:p>0.0376712329</text:p>
          </table:table-cell>
          <table:table-cell table:number-columns-repeated="2"/>
        </table:table-row>
        <table:table-row table:style-name="ro1">
          <table:table-cell office:value-type="float" office:value="0.0119863014" calcext:value-type="float">
            <text:p>0.0119863014</text:p>
          </table:table-cell>
          <table:table-cell table:number-columns-repeated="2"/>
        </table:table-row>
        <table:table-row table:style-name="ro1">
          <table:table-cell office:value-type="float" office:value="0.0085616438" calcext:value-type="float">
            <text:p>0.0085616438</text:p>
          </table:table-cell>
          <table:table-cell table:number-columns-repeated="2"/>
        </table:table-row>
        <table:table-row table:style-name="ro1">
          <table:table-cell office:value-type="float" office:value="0.0873287671" calcext:value-type="float">
            <text:p>0.0873287671</text:p>
          </table:table-cell>
          <table:table-cell table:number-columns-repeated="2"/>
        </table:table-row>
        <table:table-row table:style-name="ro1">
          <table:table-cell office:value-type="float" office:value="0.1147260274" calcext:value-type="float">
            <text:p>0.1147260274</text:p>
          </table:table-cell>
          <table:table-cell table:number-columns-repeated="2"/>
        </table:table-row>
        <table:table-row table:style-name="ro1">
          <table:table-cell office:value-type="float" office:value="0.0393835616" calcext:value-type="float">
            <text:p>0.0393835616</text:p>
          </table:table-cell>
          <table:table-cell table:number-columns-repeated="2"/>
        </table:table-row>
        <table:table-row table:style-name="ro1">
          <table:table-cell office:value-type="float" office:value="0.0171232877" calcext:value-type="float">
            <text:p>0.0171232877</text:p>
          </table:table-cell>
          <table:table-cell table:number-columns-repeated="2"/>
        </table:table-row>
        <table:table-row table:style-name="ro1">
          <table:table-cell office:value-type="float" office:value="0.0136986301" calcext:value-type="float">
            <text:p>0.0136986301</text:p>
          </table:table-cell>
          <table:table-cell table:number-columns-repeated="2"/>
        </table:table-row>
        <table:table-row table:style-name="ro1">
          <table:table-cell office:value-type="float" office:value="0.0890410959" calcext:value-type="float">
            <text:p>0.0890410959</text:p>
          </table:table-cell>
          <table:table-cell table:number-columns-repeated="2"/>
        </table:table-row>
        <table:table-row table:style-name="ro1">
          <table:table-cell office:value-type="float" office:value="0.0205479452" calcext:value-type="float">
            <text:p>0.0205479452</text:p>
          </table:table-cell>
          <table:table-cell table:number-columns-repeated="2"/>
        </table:table-row>
        <table:table-row table:style-name="ro1">
          <table:table-cell office:value-type="float" office:value="0.1780821918" calcext:value-type="float">
            <text:p>0.1780821918</text:p>
          </table:table-cell>
          <table:table-cell table:number-columns-repeated="2"/>
        </table:table-row>
        <table:table-row table:style-name="ro1">
          <table:table-cell office:value-type="float" office:value="0.1815068493" calcext:value-type="float">
            <text:p>0.1815068493</text:p>
          </table:table-cell>
          <table:table-cell table:number-columns-repeated="2"/>
        </table:table-row>
        <table:table-row table:style-name="ro1">
          <table:table-cell office:value-type="float" office:value="0.0068493151" calcext:value-type="float">
            <text:p>0.0068493151</text:p>
          </table:table-cell>
          <table:table-cell table:number-columns-repeated="2"/>
        </table:table-row>
        <table:table-row table:style-name="ro1">
          <table:table-cell office:value-type="float" office:value="0.1181506849" calcext:value-type="float">
            <text:p>0.1181506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express</text:p>
          </table:table-cell>
          <table:table-cell table:number-columns-repeated="2"/>
        </table:table-row>
        <table:table-row table:style-name="ro1">
          <table:table-cell office:value-type="float" office:value="0.0489964581" calcext:value-type="float">
            <text:p>0.0489964581</text:p>
          </table:table-cell>
          <table:table-cell table:number-columns-repeated="2"/>
        </table:table-row>
        <table:table-row table:style-name="ro1">
          <table:table-cell office:value-type="float" office:value="0.007674144" calcext:value-type="float">
            <text:p>0.007674144</text:p>
          </table:table-cell>
          <table:table-cell table:number-columns-repeated="2"/>
        </table:table-row>
        <table:table-row table:style-name="ro1">
          <table:table-cell office:value-type="float" office:value="0.0112160567" calcext:value-type="float">
            <text:p>0.0112160567</text:p>
          </table:table-cell>
          <table:table-cell table:number-columns-repeated="2"/>
        </table:table-row>
        <table:table-row table:style-name="ro1">
          <table:table-cell office:value-type="float" office:value="0.0360094451" calcext:value-type="float">
            <text:p>0.0360094451</text:p>
          </table:table-cell>
          <table:table-cell table:number-columns-repeated="2"/>
        </table:table-row>
        <table:table-row table:style-name="ro1">
          <table:table-cell office:value-type="float" office:value="0.0094451004" calcext:value-type="float">
            <text:p>0.0094451004</text:p>
          </table:table-cell>
          <table:table-cell table:number-columns-repeated="2"/>
        </table:table-row>
        <table:table-row table:style-name="ro1">
          <table:table-cell office:value-type="float" office:value="0.0182998819" calcext:value-type="float">
            <text:p>0.0182998819</text:p>
          </table:table-cell>
          <table:table-cell table:number-columns-repeated="2"/>
        </table:table-row>
        <table:table-row table:style-name="ro1">
          <table:table-cell office:value-type="float" office:value="0.0702479339" calcext:value-type="float">
            <text:p>0.0702479339</text:p>
          </table:table-cell>
          <table:table-cell table:number-columns-repeated="2"/>
        </table:table-row>
        <table:table-row table:style-name="ro1">
          <table:table-cell office:value-type="float" office:value="0.1534828808" calcext:value-type="float">
            <text:p>0.1534828808</text:p>
          </table:table-cell>
          <table:table-cell table:number-columns-repeated="2"/>
        </table:table-row>
        <table:table-row table:style-name="ro1">
          <table:table-cell office:value-type="float" office:value="0.0643447462" calcext:value-type="float">
            <text:p>0.0643447462</text:p>
          </table:table-cell>
          <table:table-cell table:number-columns-repeated="2"/>
        </table:table-row>
        <table:table-row table:style-name="ro1">
          <table:table-cell office:value-type="float" office:value="0.0253837072" calcext:value-type="float">
            <text:p>0.0253837072</text:p>
          </table:table-cell>
          <table:table-cell table:number-columns-repeated="2"/>
        </table:table-row>
        <table:table-row table:style-name="ro1">
          <table:table-cell office:value-type="float" office:value="0.0112160567" calcext:value-type="float">
            <text:p>0.0112160567</text:p>
          </table:table-cell>
          <table:table-cell table:number-columns-repeated="2"/>
        </table:table-row>
        <table:table-row table:style-name="ro1">
          <table:table-cell office:value-type="float" office:value="0.0761511216" calcext:value-type="float">
            <text:p>0.0761511216</text:p>
          </table:table-cell>
          <table:table-cell table:number-columns-repeated="2"/>
        </table:table-row>
        <table:table-row table:style-name="ro1">
          <table:table-cell office:value-type="float" office:value="0.0301062574" calcext:value-type="float">
            <text:p>0.0301062574</text:p>
          </table:table-cell>
          <table:table-cell table:number-columns-repeated="2"/>
        </table:table-row>
        <table:table-row table:style-name="ro1">
          <table:table-cell office:value-type="float" office:value="0.1676505313" calcext:value-type="float">
            <text:p>0.1676505313</text:p>
          </table:table-cell>
          <table:table-cell table:number-columns-repeated="2"/>
        </table:table-row>
        <table:table-row table:style-name="ro1">
          <table:table-cell office:value-type="float" office:value="0.1523022432" calcext:value-type="float">
            <text:p>0.1523022432</text:p>
          </table:table-cell>
          <table:table-cell table:number-columns-repeated="2"/>
        </table:table-row>
        <table:table-row table:style-name="ro1">
          <table:table-cell office:value-type="float" office:value="0.007674144" calcext:value-type="float">
            <text:p>0.007674144</text:p>
          </table:table-cell>
          <table:table-cell table:number-columns-repeated="2"/>
        </table:table-row>
        <table:table-row table:style-name="ro1">
          <table:table-cell office:value-type="float" office:value="0.1097992916" calcext:value-type="float">
            <text:p>0.1097992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canheral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843373494" calcext:value-type="float">
            <text:p>0.0843373494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361445783" calcext:value-type="float">
            <text:p>0.0361445783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120481928" calcext:value-type="float">
            <text:p>0.0120481928</text:p>
          </table:table-cell>
          <table:table-cell table:number-columns-repeated="2"/>
        </table:table-row>
        <table:table-row table:style-name="ro1">
          <table:table-cell office:value-type="float" office:value="0.2409638554" calcext:value-type="float">
            <text:p>0.2409638554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361445783" calcext:value-type="float">
            <text:p>0.0361445783</text:p>
          </table:table-cell>
          <table:table-cell table:number-columns-repeated="2"/>
        </table:table-row>
        <table:table-row table:style-name="ro1">
          <table:table-cell office:value-type="float" office:value="0.0120481928" calcext:value-type="float">
            <text:p>0.0120481928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361445783" calcext:value-type="float">
            <text:p>0.0361445783</text:p>
          </table:table-cell>
          <table:table-cell table:number-columns-repeated="2"/>
        </table:table-row>
        <table:table-row table:style-name="ro1">
          <table:table-cell office:value-type="float" office:value="0.1084337349" calcext:value-type="float">
            <text:p>0.1084337349</text:p>
          </table:table-cell>
          <table:table-cell table:number-columns-repeated="2"/>
        </table:table-row>
        <table:table-row table:style-name="ro1">
          <table:table-cell office:value-type="float" office:value="0.156626506" calcext:value-type="float">
            <text:p>0.156626506</text:p>
          </table:table-cell>
          <table:table-cell table:number-columns-repeated="2"/>
        </table:table-row>
        <table:table-row table:style-name="ro1">
          <table:table-cell office:value-type="float" office:value="0.0120481928" calcext:value-type="float">
            <text:p>0.0120481928</text:p>
          </table:table-cell>
          <table:table-cell table:number-columns-repeated="2"/>
        </table:table-row>
        <table:table-row table:style-name="ro1">
          <table:table-cell office:value-type="float" office:value="0.1445783133" calcext:value-type="float">
            <text:p>0.1445783133</text:p>
          </table:table-cell>
          <table:table-cell table:number-columns-repeated="2"/>
        </table:table-row>
      </table:table>
      <table:table table:name="hindu" table:style-name="ta1">
        <table:table-column table:style-name="co3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74222668" calcext:value-type="float">
            <text:p>0.074222668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20361083" calcext:value-type="float">
            <text:p>0.0120361083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20361083" calcext:value-type="float">
            <text:p>0.0120361083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01203611" calcext:value-type="float">
            <text:p>0.0401203611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70511535" calcext:value-type="float">
            <text:p>0.0170511535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30391174" calcext:value-type="float">
            <text:p>0.0130391174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74222668" calcext:value-type="float">
            <text:p>0.07422266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303911735" calcext:value-type="float">
            <text:p>0.1303911735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41925777" calcext:value-type="float">
            <text:p>0.0641925777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00601805" calcext:value-type="float">
            <text:p>0.0200601805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060180542" calcext:value-type="float">
            <text:p>0.0060180542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661985958" calcext:value-type="float">
            <text:p>0.0661985958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6108325" calcext:value-type="float">
            <text:p>0.036108325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05115346" calcext:value-type="float">
            <text:p>0.1705115346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354062187" calcext:value-type="float">
            <text:p>0.1354062187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0210632" calcext:value-type="float">
            <text:p>0.0070210632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213640923" calcext:value-type="float">
            <text:p>0.1213640923</text:p>
          </table:table-cell>
        </table:table-row>
      </table:table>
      <table:table table:name="ht" table:style-name="ta1">
        <table:table-column table:style-name="co4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9348489" calcext:value-type="float">
            <text:p>0.049348489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80205157" calcext:value-type="float">
            <text:p>0.0180205157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63570834" calcext:value-type="float">
            <text:p>0.016357083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88134184" calcext:value-type="float">
            <text:p>0.0388134184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24757416" calcext:value-type="float">
            <text:p>0.0124757416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69115609" calcext:value-type="float">
            <text:p>0.016911560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84835043" calcext:value-type="float">
            <text:p>0.084835043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242029387" calcext:value-type="float">
            <text:p>0.1242029387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474078181" calcext:value-type="float">
            <text:p>0.0474078181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63376767" calcext:value-type="float">
            <text:p>0.0263376767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55253673" calcext:value-type="float">
            <text:p>0.0155253673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751316884" calcext:value-type="float">
            <text:p>0.075131688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16052121" calcext:value-type="float">
            <text:p>0.0316052121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352924868" calcext:value-type="float">
            <text:p>0.1352924868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735514278" calcext:value-type="float">
            <text:p>0.1735514278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99805933" calcext:value-type="float">
            <text:p>0.0099805933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242029387" calcext:value-type="float">
            <text:p>0.1242029387</text:p>
          </table:table-cell>
        </table:table-row>
      </table:table>
      <table:table table:name="toi" table:style-name="ta1">
        <table:table-column table:style-name="co5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641128672" calcext:value-type="float">
            <text:p>0.0641128672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4291455" calcext:value-type="float">
            <text:p>0.0064291455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11617109" calcext:value-type="float">
            <text:p>0.0111617109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3932494" calcext:value-type="float">
            <text:p>0.043932494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89740155" calcext:value-type="float">
            <text:p>0.0089740155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00017859" calcext:value-type="float">
            <text:p>0.020001785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907670328" calcext:value-type="float">
            <text:p>0.090767032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148316814" calcext:value-type="float">
            <text:p>0.114831681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64791499" calcext:value-type="float">
            <text:p>0.0664791499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29029378" calcext:value-type="float">
            <text:p>0.0129029378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00901866" calcext:value-type="float">
            <text:p>0.0100901866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897401554" calcext:value-type="float">
            <text:p>0.089740155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412090365" calcext:value-type="float">
            <text:p>0.0412090365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589874096" calcext:value-type="float">
            <text:p>0.1589874096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50138405" calcext:value-type="float">
            <text:p>0.1550138405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5006697" calcext:value-type="float">
            <text:p>0.0075006697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0978658809" calcext:value-type="float">
            <text:p>0.0978658809</text:p>
          </table:table-cell>
        </table:table-row>
      </table:table>
      <table:table table:name="teleg" table:style-name="ta1">
        <table:table-column table:style-name="co6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507246377" calcext:value-type="float">
            <text:p>0.0507246377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8115942" calcext:value-type="float">
            <text:p>0.018115942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217391304" calcext:value-type="float">
            <text:p>0.021739130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108695652" calcext:value-type="float">
            <text:p>0.0108695652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54347826" calcext:value-type="float">
            <text:p>0.0054347826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44927536" calcext:value-type="float">
            <text:p>0.0144927536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452898551" calcext:value-type="float">
            <text:p>0.0452898551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2137681159" calcext:value-type="float">
            <text:p>0.2137681159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416666667" calcext:value-type="float">
            <text:p>0.0416666667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99275362" calcext:value-type="float">
            <text:p>0.0199275362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036231884" calcext:value-type="float">
            <text:p>0.0036231884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1014492754" calcext:value-type="float">
            <text:p>0.101449275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163043478" calcext:value-type="float">
            <text:p>0.0163043478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21014493" calcext:value-type="float">
            <text:p>0.1721014493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449275362" calcext:value-type="float">
            <text:p>0.1449275362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9057971" calcext:value-type="float">
            <text:p>0.009057971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105072464" calcext:value-type="float">
            <text:p>0.1105072464</text:p>
          </table:table-cell>
        </table:table-row>
      </table:table>
      <table:table table:name="nie" table:style-name="ta1">
        <table:table-column table:style-name="co7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616438356" calcext:value-type="float">
            <text:p>0.0616438356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76712329" calcext:value-type="float">
            <text:p>0.0376712329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19863014" calcext:value-type="float">
            <text:p>0.0119863014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085616438" calcext:value-type="float">
            <text:p>0.0085616438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873287671" calcext:value-type="float">
            <text:p>0.0873287671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147260274" calcext:value-type="float">
            <text:p>0.114726027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393835616" calcext:value-type="float">
            <text:p>0.0393835616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71232877" calcext:value-type="float">
            <text:p>0.0171232877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36986301" calcext:value-type="float">
            <text:p>0.0136986301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890410959" calcext:value-type="float">
            <text:p>0.0890410959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205479452" calcext:value-type="float">
            <text:p>0.0205479452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80821918" calcext:value-type="float">
            <text:p>0.1780821918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815068493" calcext:value-type="float">
            <text:p>0.1815068493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181506849" calcext:value-type="float">
            <text:p>0.1181506849</text:p>
          </table:table-cell>
        </table:table-row>
      </table:table>
      <table:table table:name="ie" table:style-name="ta1">
        <table:table-column table:style-name="co8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89964581" calcext:value-type="float">
            <text:p>0.0489964581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7674144" calcext:value-type="float">
            <text:p>0.007674144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12160567" calcext:value-type="float">
            <text:p>0.0112160567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60094451" calcext:value-type="float">
            <text:p>0.0360094451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94451004" calcext:value-type="float">
            <text:p>0.0094451004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82998819" calcext:value-type="float">
            <text:p>0.018299881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702479339" calcext:value-type="float">
            <text:p>0.0702479339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534828808" calcext:value-type="float">
            <text:p>0.1534828808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43447462" calcext:value-type="float">
            <text:p>0.0643447462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53837072" calcext:value-type="float">
            <text:p>0.0253837072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12160567" calcext:value-type="float">
            <text:p>0.0112160567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761511216" calcext:value-type="float">
            <text:p>0.0761511216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01062574" calcext:value-type="float">
            <text:p>0.0301062574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676505313" calcext:value-type="float">
            <text:p>0.1676505313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23022432" calcext:value-type="float">
            <text:p>0.1523022432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674144" calcext:value-type="float">
            <text:p>0.007674144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097992916" calcext:value-type="float">
            <text:p>0.1097992916</text:p>
          </table:table-cell>
        </table:table-row>
      </table:table>
      <table:table table:name="decch" table:style-name="ta1">
        <table:table-column table:style-name="co9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843373494" calcext:value-type="float">
            <text:p>0.084337349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2409638554" calcext:value-type="float">
            <text:p>0.240963855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084337349" calcext:value-type="float">
            <text:p>0.1084337349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6626506" calcext:value-type="float">
            <text:p>0.156626506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445783133" calcext:value-type="float">
            <text:p>0.1445783133</text:p>
          </table:table-cell>
        </table:table-row>
      </table:table>
      <table:table table:name="final1" table:style-name="ta1">
        <table:shapes>
          <draw:frame draw:z-index="0" draw:style-name="gr1" draw:text-style-name="P1" svg:width="334.69mm" svg:height="211.24mm" svg:x="51.4mm" svg:y="100.64mm">
            <loext:p draw:notify-on-update-of-ranges="final1.A1:final1.A17 final1.B1:final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2"/>
        <table:table-column table:style-name="co2" table:default-cell-style-name="Default"/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46854884258416" calcext:value-type="float">
            <text:p>0.0146854884</text:p>
          </table:table-cell>
        </table:table-row>
        <table:table-row table:style-name="ro3">
          <table:table-cell office:value-type="string" calcext:value-type="string">
            <text:p>Requirement of Aadhaar for school admission</text:p>
          </table:table-cell>
          <table:table-cell office:value-type="float" office:value="0.0201608391464061" calcext:value-type="float">
            <text:p>0.0201608391</text:p>
          </table:table-cell>
        </table:table-row>
        <table:table-row table:style-name="ro3">
          <table:table-cell office:value-type="string" calcext:value-type="string">
            <text:p>Aadhaar requirement for college students' registration</text:p>
          </table:table-cell>
          <table:table-cell office:value-type="float" office:value="0.0210321868106053" calcext:value-type="float">
            <text:p>0.0210321868</text:p>
          </table:table-cell>
        </table:table-row>
        <table:table-row table:style-name="ro3">
          <table:table-cell office:value-type="string" calcext:value-type="string">
            <text:p>Installation of e-pos systems for Aadhaar enabled PDS</text:p>
          </table:table-cell>
          <table:table-cell office:value-type="float" office:value="0.0230930646200401" calcext:value-type="float">
            <text:p>0.0230930646</text:p>
          </table:table-cell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236175378908338" calcext:value-type="float">
            <text:p>0.0236175379</text:p>
          </table:table-cell>
        </table:table-row>
        <table:table-row table:style-name="ro3">
          <table:table-cell office:value-type="string" calcext:value-type="string">
            <text:p>Aadhaar Enrollment of voters of electorates</text:p>
          </table:table-cell>
          <table:table-cell office:value-type="float" office:value="0.0304703710835328" calcext:value-type="float">
            <text:p>0.0304703711</text:p>
          </table:table-cell>
        </table:table-row>
        <table:table-row table:style-name="ro3">
          <table:table-cell office:value-type="string" calcext:value-type="string">
            <text:p>Aadhaar's involvement in filing income tax returns</text:p>
          </table:table-cell>
          <table:table-cell office:value-type="float" office:value="0.0317802516206278" calcext:value-type="float">
            <text:p>0.0317802516</text:p>
          </table:table-cell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38295240928661" calcext:value-type="float">
            <text:p>0.0338295241</text:p>
          </table:table-cell>
        </table:table-row>
        <table:table-row table:style-name="ro3">
          <table:table-cell office:value-type="string" calcext:value-type="string">
            <text:p>Opening of bank accounts and financial inclusion</text:p>
          </table:table-cell>
          <table:table-cell office:value-type="float" office:value="0.0425041245469901" calcext:value-type="float">
            <text:p>0.0425041245</text:p>
          </table:table-cell>
        </table:table-row>
        <table:table-row table:style-name="ro3">
          <table:table-cell office:value-type="string" calcext:value-type="string">
            <text:p>LPG Subsidy &amp; DBT (Direct Benefit Transfer)</text:p>
          </table:table-cell>
          <table:table-cell office:value-type="float" office:value="0.0446829504773194" calcext:value-type="float">
            <text:p>0.0446829505</text:p>
          </table:table-cell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506886617242818" calcext:value-type="float">
            <text:p>0.0506886617</text:p>
          </table:table-cell>
        </table:table-row>
        <table:table-row table:style-name="ro3">
          <table:table-cell office:value-type="string" calcext:value-type="string">
            <text:p>Aadhaar based verification for telecom users and data leakage</text:p>
          </table:table-cell>
          <table:table-cell office:value-type="float" office:value="0.0573788510222187" calcext:value-type="float">
            <text:p>0.057378851</text:p>
          </table:table-cell>
        </table:table-row>
        <table:table-row table:style-name="ro3">
          <table:table-cell office:value-type="string" calcext:value-type="string">
            <text:p>Parliamentary debates on Aadhaar</text:p>
          </table:table-cell>
          <table:table-cell office:value-type="float" office:value="0.0634139308775966" calcext:value-type="float">
            <text:p>0.0634139309</text:p>
          </table:table-cell>
        </table:table-row>
        <table:table-row table:style-name="ro3">
          <table:table-cell office:value-type="string" calcext:value-type="string">
            <text:p>Implementation of Direct Benefit Transfer Scheme</text:p>
          </table:table-cell>
          <table:table-cell office:value-type="float" office:value="0.0686517612858605" calcext:value-type="float">
            <text:p>0.0686517613</text:p>
          </table:table-cell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0875129041706706" calcext:value-type="float">
            <text:p>0.0875129042</text:p>
          </table:table-cell>
        </table:table-row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0992207269833597" calcext:value-type="float">
            <text:p>0.099220727</text:p>
          </table:table-cell>
        </table:table-row>
        <table:table-row table:style-name="ro3">
          <table:table-cell office:value-type="string" calcext:value-type="string">
            <text:p>Aadhar enrollment centers</text:p>
          </table:table-cell>
          <table:table-cell office:value-type="float" office:value="0.0993302840732785" calcext:value-type="float">
            <text:p>0.0993302841</text:p>
          </table:table-cell>
        </table:table-row>
      </table:table>
      <table:table table:name="final2" table:style-name="ta1">
        <table:shapes>
          <draw:frame draw:z-index="0" draw:style-name="gr1" draw:text-style-name="P1" svg:width="334.69mm" svg:height="211.24mm" svg:x="82.73mm" svg:y="95.16mm">
            <loext:p draw:notify-on-update-of-ranges="final2.A1:final2.A17 final2.B1:final2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"/>
        <table:table-column table:style-name="co2" table:default-cell-style-name="Default"/>
        <table:table-row table:style-name="ro3">
          <table:table-cell office:value-type="string" calcext:value-type="string">
            <text:p>Aadhaar requirement for college students' registration</text:p>
          </table:table-cell>
          <table:table-cell office:value-type="float" office:value="0.00677848266272704" calcext:value-type="float">
            <text:p>0.0067784827</text:p>
          </table:table-cell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724196865675965" calcext:value-type="float">
            <text:p>0.0072419687</text:p>
          </table:table-cell>
        </table:table-row>
        <table:table-row table:style-name="ro3">
          <table:table-cell office:value-type="string" calcext:value-type="string">
            <text:p>Requirement of Aadhaar for school admission</text:p>
          </table:table-cell>
          <table:table-cell office:value-type="float" office:value="0.00845861939109527" calcext:value-type="float">
            <text:p>0.0084586194</text:p>
          </table:table-cell>
        </table:table-row>
        <table:table-row table:style-name="ro3">
          <table:table-cell office:value-type="string" calcext:value-type="string">
            <text:p>Aadhaar Enrollment of voters of electorates</text:p>
          </table:table-cell>
          <table:table-cell office:value-type="float" office:value="0.00921178413139828" calcext:value-type="float">
            <text:p>0.0092117841</text:p>
          </table:table-cell>
        </table:table-row>
        <table:table-row table:style-name="ro3">
          <table:table-cell office:value-type="string" calcext:value-type="string">
            <text:p>Installation of e-pos systems for Aadhaar enabled PDS</text:p>
          </table:table-cell>
          <table:table-cell office:value-type="float" office:value="0.010515338489615" calcext:value-type="float">
            <text:p>0.0105153385</text:p>
          </table:table-cell>
        </table:table-row>
        <table:table-row table:style-name="ro3">
          <table:table-cell office:value-type="string" calcext:value-type="string">
            <text:p>LPG Subsidy &amp; DBT (Direct Benefit Transfer)</text:p>
          </table:table-cell>
          <table:table-cell office:value-type="float" office:value="0.0136438689493352" calcext:value-type="float">
            <text:p>0.0136438689</text:p>
          </table:table-cell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64537527881579" calcext:value-type="float">
            <text:p>0.0164537528</text:p>
          </table:table-cell>
        </table:table-row>
        <table:table-row table:style-name="ro3">
          <table:table-cell office:value-type="string" calcext:value-type="string">
            <text:p>Aadhaar's involvement in filing income tax returns</text:p>
          </table:table-cell>
          <table:table-cell office:value-type="float" office:value="0.0332551200718403" calcext:value-type="float">
            <text:p>0.0332551201</text:p>
          </table:table-cell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63546826569335" calcext:value-type="float">
            <text:p>0.0363546827</text:p>
          </table:table-cell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531560499406159" calcext:value-type="float">
            <text:p>0.0531560499</text:p>
          </table:table-cell>
        </table:table-row>
        <table:table-row table:style-name="ro3">
          <table:table-cell office:value-type="string" calcext:value-type="string">
            <text:p>Opening of bank accounts and financial inclusion</text:p>
          </table:table-cell>
          <table:table-cell office:value-type="float" office:value="0.0544885721734596" calcext:value-type="float">
            <text:p>0.0544885722</text:p>
          </table:table-cell>
        </table:table-row>
        <table:table-row table:style-name="ro3">
          <table:table-cell office:value-type="string" calcext:value-type="string">
            <text:p>Parliamentary debates on Aadhaar</text:p>
          </table:table-cell>
          <table:table-cell office:value-type="float" office:value="0.0749109237855219" calcext:value-type="float">
            <text:p>0.0749109238</text:p>
          </table:table-cell>
        </table:table-row>
        <table:table-row table:style-name="ro3">
          <table:table-cell office:value-type="string" calcext:value-type="string">
            <text:p>Implementation of Direct Benefit Transfer Scheme</text:p>
          </table:table-cell>
          <table:table-cell office:value-type="float" office:value="0.0755771849019438" calcext:value-type="float">
            <text:p>0.0755771849</text:p>
          </table:table-cell>
        </table:table-row>
        <table:table-row table:style-name="ro3">
          <table:table-cell office:value-type="string" calcext:value-type="string">
            <text:p>Aadhar enrollment centers</text:p>
          </table:table-cell>
          <table:table-cell office:value-type="float" office:value="0.0894817647229223" calcext:value-type="float">
            <text:p>0.0894817647</text:p>
          </table:table-cell>
        </table:table-row>
        <table:table-row table:style-name="ro3">
          <table:table-cell office:value-type="string" calcext:value-type="string">
            <text:p>Aadhaar based verification for telecom users and data leakage</text:p>
          </table:table-cell>
          <table:table-cell office:value-type="float" office:value="0.104718866776745" calcext:value-type="float">
            <text:p>0.1047188668</text:p>
          </table:table-cell>
        </table:table-row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135859332000811" calcext:value-type="float">
            <text:p>0.135859332</text:p>
          </table:table-cell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36467657367979" calcext:value-type="float">
            <text:p>0.1364676574</text:p>
          </table:table-cell>
        </table:table-row>
      </table:table>
      <table:table table:name="final3" table:style-name="ta1">
        <table:shapes>
          <draw:frame draw:z-index="0" draw:style-name="gr1" draw:text-style-name="P1" svg:width="334.69mm" svg:height="211.24mm" svg:x="80.79mm" svg:y="93.2mm">
            <loext:p draw:notify-on-update-of-ranges="final3.A1:final3.A17 final3.B1:final3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ce2"/>
        <table:table-column table:style-name="co2" table:default-cell-style-name="Default"/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12085065365384" calcext:value-type="float">
            <text:p>0.0061208507</text:p>
          </table:table-cell>
        </table:table-row>
        <table:table-row table:style-name="ro3">
          <table:table-cell office:value-type="string" calcext:value-type="string">
            <text:p>Aadhaar requirement for college students' registration</text:p>
          </table:table-cell>
          <table:table-cell office:value-type="float" office:value="0.00660280739803603" calcext:value-type="float">
            <text:p>0.0066028074</text:p>
          </table:table-cell>
        </table:table-row>
        <table:table-row table:style-name="ro3">
          <table:table-cell office:value-type="string" calcext:value-type="string">
            <text:p>Requirement of Aadhaar for school admission</text:p>
          </table:table-cell>
          <table:table-cell office:value-type="float" office:value="0.00761491656123863" calcext:value-type="float">
            <text:p>0.0076149166</text:p>
          </table:table-cell>
        </table:table-row>
        <table:table-row table:style-name="ro3">
          <table:table-cell office:value-type="string" calcext:value-type="string">
            <text:p>Installation of e-pos systems for Aadhaar enabled PDS</text:p>
          </table:table-cell>
          <table:table-cell office:value-type="float" office:value="0.00908488463160431" calcext:value-type="float">
            <text:p>0.0090848846</text:p>
          </table:table-cell>
        </table:table-row>
        <table:table-row table:style-name="ro3">
          <table:table-cell office:value-type="string" calcext:value-type="string">
            <text:p>Aadhaar Enrollment of voters of electorates</text:p>
          </table:table-cell>
          <table:table-cell office:value-type="float" office:value="0.00939815651545274" calcext:value-type="float">
            <text:p>0.0093981565</text:p>
          </table:table-cell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23983372492319" calcext:value-type="float">
            <text:p>0.0123983372</text:p>
          </table:table-cell>
        </table:table-row>
        <table:table-row table:style-name="ro3">
          <table:table-cell office:value-type="string" calcext:value-type="string">
            <text:p>LPG Subsidy &amp; DBT (Direct Benefit Transfer)</text:p>
          </table:table-cell>
          <table:table-cell office:value-type="float" office:value="0.0135791312729683" calcext:value-type="float">
            <text:p>0.0135791313</text:p>
          </table:table-cell>
        </table:table-row>
        <table:table-row table:style-name="ro3">
          <table:table-cell office:value-type="string" calcext:value-type="string">
            <text:p>Aadhaar's involvement in filing income tax returns</text:p>
          </table:table-cell>
          <table:table-cell office:value-type="float" office:value="0.0301704921983252" calcext:value-type="float">
            <text:p>0.0301704922</text:p>
          </table:table-cell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11103078498705" calcext:value-type="float">
            <text:p>0.0311103078</text:p>
          </table:table-cell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2544731610338" calcext:value-type="float">
            <text:p>0.0425447316</text:p>
          </table:table-cell>
        </table:table-row>
        <table:table-row table:style-name="ro3">
          <table:table-cell office:value-type="string" calcext:value-type="string">
            <text:p>Opening of bank accounts and financial inclusion</text:p>
          </table:table-cell>
          <table:table-cell office:value-type="float" office:value="0.0468823423097777" calcext:value-type="float">
            <text:p>0.0468823423</text:p>
          </table:table-cell>
        </table:table-row>
        <table:table-row table:style-name="ro3">
          <table:table-cell office:value-type="string" calcext:value-type="string">
            <text:p>Parliamentary debates on Aadhaar</text:p>
          </table:table-cell>
          <table:table-cell office:value-type="float" office:value="0.0649075245496717" calcext:value-type="float">
            <text:p>0.0649075245</text:p>
          </table:table-cell>
        </table:table-row>
        <table:table-row table:style-name="ro3">
          <table:table-cell office:value-type="string" calcext:value-type="string">
            <text:p>Aadhar enrollment centers</text:p>
          </table:table-cell>
          <table:table-cell office:value-type="float" office:value="0.0824387011265739" calcext:value-type="float">
            <text:p>0.0824387011</text:p>
          </table:table-cell>
        </table:table-row>
        <table:table-row table:style-name="ro3">
          <table:table-cell office:value-type="string" calcext:value-type="string">
            <text:p>Aadhaar based verification for telecom users and data leakage</text:p>
          </table:table-cell>
          <table:table-cell office:value-type="float" office:value="0.0893306825712392" calcext:value-type="float">
            <text:p>0.0893306826</text:p>
          </table:table-cell>
        </table:table-row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108464365323212" calcext:value-type="float">
            <text:p>0.1084643653</text:p>
          </table:table-cell>
        </table:table-row>
        <table:table-row table:style-name="ro3">
          <table:table-cell office:value-type="string" calcext:value-type="string">
            <text:p>Implementation of Direct Benefit Transfer Scheme</text:p>
          </table:table-cell>
          <table:table-cell office:value-type="float" office:value="0.120332550153624" calcext:value-type="float">
            <text:p>0.1203325502</text:p>
          </table:table-cell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96288933068257" calcext:value-type="float">
            <text:p>0.1962889331</text:p>
          </table:table-cell>
        </table:table-row>
      </table:table>
      <table:table table:name="Main" table:style-name="ta1">
        <table:shapes>
          <draw:frame draw:z-index="0" draw:style-name="gr1" draw:text-style-name="P1" svg:width="457.81mm" svg:height="220.47mm" svg:x="7.97mm" svg:y="85.26mm">
            <loext:p draw:notify-on-update-of-ranges="Main.A2:Main.A18 Main.B1:Main.B1 Main.B2:Main.B18 Main.C1:Main.C1 Main.C2:Main.C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</table:table-row>
        <table:table-row table:style-name="ro1">
          <table:table-cell office:value-type="string" calcext:value-type="string">
            <text:p>Requirement of Aadhaar for passport &amp; other services</text:p>
          </table:table-cell>
          <table:table-cell office:value-type="float" office:value="0.0506886617242818" calcext:value-type="float">
            <text:p>0.0506886617</text:p>
          </table:table-cell>
          <table:table-cell office:value-type="float" office:value="0.0531560499406159" calcext:value-type="float">
            <text:p>0.0531560499</text:p>
          </table:table-cell>
        </table:table-row>
        <table:table-row table:style-name="ro1">
          <table:table-cell office:value-type="string" calcext:value-type="string">
            <text:p>Fake ration cards and its linkage with Aadhaar</text:p>
          </table:table-cell>
          <table:table-cell office:value-type="float" office:value="0.0236175378908338" calcext:value-type="float">
            <text:p>0.0236175379</text:p>
          </table:table-cell>
          <table:table-cell office:value-type="float" office:value="0.00724196865675965" calcext:value-type="float">
            <text:p>0.0072419687</text:p>
          </table:table-cell>
        </table:table-row>
        <table:table-row table:style-name="ro1">
          <table:table-cell office:value-type="string" calcext:value-type="string">
            <text:p>Installation of e-pos systems for Aadhaar enabled PDS</text:p>
          </table:table-cell>
          <table:table-cell office:value-type="float" office:value="0.0230930646200401" calcext:value-type="float">
            <text:p>0.0230930646</text:p>
          </table:table-cell>
          <table:table-cell office:value-type="float" office:value="0.010515338489615" calcext:value-type="float">
            <text:p>0.0105153385</text:p>
          </table:table-cell>
        </table:table-row>
        <table:table-row table:style-name="ro1">
          <table:table-cell office:value-type="string" calcext:value-type="string">
            <text:p>Digitization of Aadhaar for Cashless payments/Govt-Offices</text:p>
          </table:table-cell>
          <table:table-cell office:value-type="float" office:value="0.0338295240928661" calcext:value-type="float">
            <text:p>0.0338295241</text:p>
          </table:table-cell>
          <table:table-cell office:value-type="float" office:value="0.0363546826569335" calcext:value-type="float">
            <text:p>0.0363546827</text:p>
          </table:table-cell>
        </table:table-row>
        <table:table-row table:style-name="ro1">
          <table:table-cell office:value-type="string" calcext:value-type="string">
            <text:p>Requirement of Aadhaar for school admission</text:p>
          </table:table-cell>
          <table:table-cell office:value-type="float" office:value="0.0201608391464061" calcext:value-type="float">
            <text:p>0.0201608391</text:p>
          </table:table-cell>
          <table:table-cell office:value-type="float" office:value="0.00845861939109527" calcext:value-type="float">
            <text:p>0.0084586194</text:p>
          </table:table-cell>
        </table:table-row>
        <table:table-row table:style-name="ro1">
          <table:table-cell table:style-name="ce3" office:value-type="string" calcext:value-type="string">
            <text:p>Linkage of Aadhaar with different schemes</text:p>
          </table:table-cell>
          <table:table-cell office:value-type="float" office:value="0.0146854884258416" calcext:value-type="float">
            <text:p>0.0146854884</text:p>
          </table:table-cell>
          <table:table-cell office:value-type="float" office:value="0.0164537527881579" calcext:value-type="float">
            <text:p>0.0164537528</text:p>
          </table:table-cell>
        </table:table-row>
        <table:table-row table:style-name="ro1">
          <table:table-cell office:value-type="string" calcext:value-type="string">
            <text:p>Implementation of Direct Benefit Transfer Scheme</text:p>
          </table:table-cell>
          <table:table-cell office:value-type="float" office:value="0.0686517612858605" calcext:value-type="float">
            <text:p>0.0686517613</text:p>
          </table:table-cell>
          <table:table-cell office:value-type="float" office:value="0.0755771849019438" calcext:value-type="float">
            <text:p>0.0755771849</text:p>
          </table:table-cell>
        </table:table-row>
        <table:table-row table:style-name="ro1">
          <table:table-cell office:value-type="string" calcext:value-type="string">
            <text:p>Aadhaar based verification for telecom users and data leakage</text:p>
          </table:table-cell>
          <table:table-cell office:value-type="float" office:value="0.0573788510222187" calcext:value-type="float">
            <text:p>0.057378851</text:p>
          </table:table-cell>
          <table:table-cell office:value-type="float" office:value="0.104718866776745" calcext:value-type="float">
            <text:p>0.1047188668</text:p>
          </table:table-cell>
        </table:table-row>
        <table:table-row table:style-name="ro1">
          <table:table-cell office:value-type="string" calcext:value-type="string">
            <text:p>Opening of bank accounts and financial inclusion</text:p>
          </table:table-cell>
          <table:table-cell office:value-type="float" office:value="0.0425041245469901" calcext:value-type="float">
            <text:p>0.0425041245</text:p>
          </table:table-cell>
          <table:table-cell office:value-type="float" office:value="0.0544885721734596" calcext:value-type="float">
            <text:p>0.0544885722</text:p>
          </table:table-cell>
        </table:table-row>
        <table:table-row table:style-name="ro1">
          <table:table-cell office:value-type="string" calcext:value-type="string">
            <text:p>LPG Subsidy &amp; DBT (Direct Benefit Transfer)</text:p>
          </table:table-cell>
          <table:table-cell office:value-type="float" office:value="0.0446829504773194" calcext:value-type="float">
            <text:p>0.0446829505</text:p>
          </table:table-cell>
          <table:table-cell office:value-type="float" office:value="0.0136438689493352" calcext:value-type="float">
            <text:p>0.0136438689</text:p>
          </table:table-cell>
        </table:table-row>
        <table:table-row table:style-name="ro1">
          <table:table-cell office:value-type="string" calcext:value-type="string">
            <text:p>Aadhaar Enrollment of voters of electorates</text:p>
          </table:table-cell>
          <table:table-cell office:value-type="float" office:value="0.0304703710835328" calcext:value-type="float">
            <text:p>0.0304703711</text:p>
          </table:table-cell>
          <table:table-cell office:value-type="float" office:value="0.00921178413139828" calcext:value-type="float">
            <text:p>0.0092117841</text:p>
          </table:table-cell>
        </table:table-row>
        <table:table-row table:style-name="ro1">
          <table:table-cell office:value-type="string" calcext:value-type="string">
            <text:p>Parliamentary debates on Aadhaar</text:p>
          </table:table-cell>
          <table:table-cell office:value-type="float" office:value="0.0634139308775966" calcext:value-type="float">
            <text:p>0.0634139309</text:p>
          </table:table-cell>
          <table:table-cell office:value-type="float" office:value="0.0749109237855219" calcext:value-type="float">
            <text:p>0.0749109238</text:p>
          </table:table-cell>
        </table:table-row>
        <table:table-row table:style-name="ro1">
          <table:table-cell office:value-type="string" calcext:value-type="string">
            <text:p>Aadhaar's involvement in filing income tax returns</text:p>
          </table:table-cell>
          <table:table-cell office:value-type="float" office:value="0.0317802516206278" calcext:value-type="float">
            <text:p>0.0317802516</text:p>
          </table:table-cell>
          <table:table-cell office:value-type="float" office:value="0.0332551200718403" calcext:value-type="float">
            <text:p>0.0332551201</text:p>
          </table:table-cell>
        </table:table-row>
        <table:table-row table:style-name="ro1">
          <table:table-cell office:value-type="string" calcext:value-type="string">
            <text:p>International Linkages/Positive Effect on Economy</text:p>
          </table:table-cell>
          <table:table-cell office:value-type="float" office:value="0.0875129041706706" calcext:value-type="float">
            <text:p>0.0875129042</text:p>
          </table:table-cell>
          <table:table-cell office:value-type="float" office:value="0.136467657367979" calcext:value-type="float">
            <text:p>0.1364676574</text:p>
          </table:table-cell>
        </table:table-row>
        <table:table-row table:style-name="ro1">
          <table:table-cell office:value-type="string" calcext:value-type="string">
            <text:p>Court cases related to Aadhaar</text:p>
          </table:table-cell>
          <table:table-cell office:value-type="float" office:value="0.0992207269833597" calcext:value-type="float">
            <text:p>0.099220727</text:p>
          </table:table-cell>
          <table:table-cell office:value-type="float" office:value="0.135859332000811" calcext:value-type="float">
            <text:p>0.135859332</text:p>
          </table:table-cell>
        </table:table-row>
        <table:table-row table:style-name="ro1">
          <table:table-cell office:value-type="string" calcext:value-type="string">
            <text:p>Aadhaar requirement for college students' registration</text:p>
          </table:table-cell>
          <table:table-cell office:value-type="float" office:value="0.0210321868106053" calcext:value-type="float">
            <text:p>0.0210321868</text:p>
          </table:table-cell>
          <table:table-cell office:value-type="float" office:value="0.00677848266272704" calcext:value-type="float">
            <text:p>0.0067784827</text:p>
          </table:table-cell>
        </table:table-row>
        <table:table-row table:style-name="ro1">
          <table:table-cell table:style-name="ce3" office:value-type="string" calcext:value-type="string">
            <text:p>Aadhar enrollment centers and UIDAI operations</text:p>
          </table:table-cell>
          <table:table-cell office:value-type="float" office:value="0.0993302840732785" calcext:value-type="float">
            <text:p>0.0993302841</text:p>
          </table:table-cell>
          <table:table-cell office:value-type="float" office:value="0.0894817647229223" calcext:value-type="float">
            <text:p>0.0894817647</text:p>
          </table:table-cell>
        </table:table-row>
      </table:table>
      <table:table table:name="last" table:style-name="ta1">
        <table:shapes>
          <draw:frame draw:z-index="0" draw:style-name="gr1" draw:text-style-name="P1" svg:width="336.63mm" svg:height="178.5mm" svg:x="102.47mm" svg:y="0.27mm">
            <loext:p draw:notify-on-update-of-ranges="last.A2:last.A18 last.B1:last.B1 last.B2:last.B18 last.C1:last.C1 last.C2:last.C18 last.D1:last.D1 last.D2:last.D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  <table:table-cell office:value-type="string" calcext:value-type="string">
            <text:p>QH Data</text:p>
          </table:table-cell>
          <table:table-cell office:value-type="string" calcext:value-type="string">
            <text:p>cos(mm,sm)</text:p>
          </table:table-cell>
          <table:table-cell office:value-type="string" calcext:value-type="string">
            <text:p>cos(sm,qh)</text:p>
          </table:table-cell>
          <table:table-cell office:value-type="string" calcext:value-type="string">
            <text:p>cos(mm,qh)</text:p>
          </table:table-cell>
        </table:table-row>
        <table:table-row table:style-name="ro1">
          <table:table-cell table:style-name="ce3" office:value-type="string" calcext:value-type="string">
            <text:p>Linkage of Aadhaar with different schemes</text:p>
          </table:table-cell>
          <table:table-cell office:value-type="float" office:value="0.0146854884258416" calcext:value-type="float">
            <text:p>0.0146854884</text:p>
          </table:table-cell>
          <table:table-cell office:value-type="float" office:value="0.0164537527881579" calcext:value-type="float">
            <text:p>0.0164537528</text:p>
          </table:table-cell>
          <table:table-cell office:value-type="float" office:value="0.157303370786517" calcext:value-type="float">
            <text:p>0.1573033708</text:p>
          </table:table-cell>
          <table:table-cell table:style-name="ce4" table:formula="of:=[.B2]*[.C2]/(SQRT(SUMSQ([.$C$2:.$C$18]))*SQRT(SUMSQ([.$B$2:.$B$18])))" office:value-type="float" office:value="0.00387014352091307" calcext:value-type="float">
            <text:p>0.0038701435</text:p>
          </table:table-cell>
          <table:table-cell table:formula="of:=[.D2]*[.C2]/(SQRT(SUMSQ([.$C$2:.$C$18]))*SQRT(SUMSQ([.$D$2:.$D$18])))" office:value-type="float" office:value="0.020275358617857" calcext:value-type="float">
            <text:p>0.0202753586</text:p>
          </table:table-cell>
          <table:table-cell table:formula="of:=[.B2]*[.D2]/(SQRT(SUMSQ([.$B$2:.$B$18]))*SQRT(SUMSQ([.$D$2:.$D$18])))" office:value-type="float" office:value="0.0221505721251168" calcext:value-type="float">
            <text:p>0.0221505721</text:p>
          </table:table-cell>
        </table:table-row>
        <table:table-row table:style-name="ro1">
          <table:table-cell office:value-type="string" calcext:value-type="string">
            <text:p>Requirement of Aadhaar for school admission</text:p>
          </table:table-cell>
          <table:table-cell office:value-type="float" office:value="0.0201608391464061" calcext:value-type="float">
            <text:p>0.0201608391</text:p>
          </table:table-cell>
          <table:table-cell office:value-type="float" office:value="0.00845861939109527" calcext:value-type="float">
            <text:p>0.0084586194</text:p>
          </table:table-cell>
          <table:table-cell office:value-type="float" office:value="0.0224719101123595" calcext:value-type="float">
            <text:p>0.0224719101</text:p>
          </table:table-cell>
          <table:table-cell table:formula="of:=[.B3]*[.C3]/(SQRT(SUMSQ([.$C$2:.$C$18]))*SQRT(SUMSQ([.$B$2:.$B$18])))" office:value-type="float" office:value="0.00273137792907885" calcext:value-type="float">
            <text:p>0.0027313779</text:p>
          </table:table-cell>
          <table:table-cell table:formula="of:=[.D3]*[.C3]/(SQRT(SUMSQ([.$C$2:.$C$18]))*SQRT(SUMSQ([.$D$2:.$D$18])))" office:value-type="float" office:value="0.00148903539145227" calcext:value-type="float">
            <text:p>0.0014890354</text:p>
          </table:table-cell>
          <table:table-cell table:formula="of:=[.B3]*[.D3]/(SQRT(SUMSQ([.$B$2:.$B$18]))*SQRT(SUMSQ([.$D$2:.$D$18])))" office:value-type="float" office:value="0.00434417305287894" calcext:value-type="float">
            <text:p>0.0043441731</text:p>
          </table:table-cell>
        </table:table-row>
        <table:table-row table:style-name="ro1">
          <table:table-cell office:value-type="string" calcext:value-type="string">
            <text:p>Aadhaar requirement for college students' registration</text:p>
          </table:table-cell>
          <table:table-cell office:value-type="float" office:value="0.0210321868106053" calcext:value-type="float">
            <text:p>0.0210321868</text:p>
          </table:table-cell>
          <table:table-cell office:value-type="float" office:value="0.00677848266272704" calcext:value-type="float">
            <text:p>0.0067784827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/(SQRT(SUMSQ([.$C$2:.$C$18]))*SQRT(SUMSQ([.$B$2:.$B$18])))" office:value-type="float" office:value="0.00228344537971508" calcext:value-type="float">
            <text:p>0.0022834454</text:p>
          </table:table-cell>
          <table:table-cell table:formula="of:=[.D4]*[.C4]/(SQRT(SUMSQ([.$C$2:.$C$18]))*SQRT(SUMSQ([.$D$2:.$D$18])))" office:value-type="float" office:value="0" calcext:value-type="float">
            <text:p>0</text:p>
          </table:table-cell>
          <table:table-cell table:formula="of:=[.B4]*[.D4]/(SQRT(SUMSQ([.$B$2:.$B$18]))*SQRT(SUMSQ([.$D$2:.$D$1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llation of e-pos systems for Aadhaar enabled PDS</text:p>
          </table:table-cell>
          <table:table-cell office:value-type="float" office:value="0.0230930646200401" calcext:value-type="float">
            <text:p>0.0230930646</text:p>
          </table:table-cell>
          <table:table-cell office:value-type="float" office:value="0.010515338489615" calcext:value-type="float">
            <text:p>0.0105153385</text:p>
          </table:table-cell>
          <table:table-cell office:value-type="float" office:value="0.0674157303370787" calcext:value-type="float">
            <text:p>0.0674157303</text:p>
          </table:table-cell>
          <table:table-cell table:formula="of:=[.B5]*[.C5]/(SQRT(SUMSQ([.$C$2:.$C$18]))*SQRT(SUMSQ([.$B$2:.$B$18])))" office:value-type="float" office:value="0.00388936351208519" calcext:value-type="float">
            <text:p>0.0038893635</text:p>
          </table:table-cell>
          <table:table-cell table:formula="of:=[.D5]*[.C5]/(SQRT(SUMSQ([.$C$2:.$C$18]))*SQRT(SUMSQ([.$D$2:.$D$18])))" office:value-type="float" office:value="0.00555328610031344" calcext:value-type="float">
            <text:p>0.0055532861</text:p>
          </table:table-cell>
          <table:table-cell table:formula="of:=[.B5]*[.D5]/(SQRT(SUMSQ([.$B$2:.$B$18]))*SQRT(SUMSQ([.$D$2:.$D$18])))" office:value-type="float" office:value="0.0149279900953905" calcext:value-type="float">
            <text:p>0.0149279901</text:p>
          </table:table-cell>
        </table:table-row>
        <table:table-row table:style-name="ro1">
          <table:table-cell office:value-type="string" calcext:value-type="string">
            <text:p>Fake ration cards and its linkage with Aadhaar</text:p>
          </table:table-cell>
          <table:table-cell office:value-type="float" office:value="0.0236175378908338" calcext:value-type="float">
            <text:p>0.0236175379</text:p>
          </table:table-cell>
          <table:table-cell office:value-type="float" office:value="0.00724196865675965" calcext:value-type="float">
            <text:p>0.0072419687</text:p>
          </table:table-cell>
          <table:table-cell office:value-type="float" office:value="0" calcext:value-type="float">
            <text:p>0</text:p>
          </table:table-cell>
          <table:table-cell table:formula="of:=[.B6]*[.C6]/(SQRT(SUMSQ([.$C$2:.$C$18]))*SQRT(SUMSQ([.$B$2:.$B$18])))" office:value-type="float" office:value="0.00273946003574197" calcext:value-type="float">
            <text:p>0.00273946</text:p>
          </table:table-cell>
          <table:table-cell table:formula="of:=[.D6]*[.C6]/(SQRT(SUMSQ([.$C$2:.$C$18]))*SQRT(SUMSQ([.$D$2:.$D$18])))" office:value-type="float" office:value="0" calcext:value-type="float">
            <text:p>0</text:p>
          </table:table-cell>
          <table:table-cell table:formula="of:=[.B6]*[.D6]/(SQRT(SUMSQ([.$B$2:.$B$18]))*SQRT(SUMSQ([.$D$2:.$D$1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dhaar Enrollment of voters of electorates</text:p>
          </table:table-cell>
          <table:table-cell office:value-type="float" office:value="0.0304703710835328" calcext:value-type="float">
            <text:p>0.0304703711</text:p>
          </table:table-cell>
          <table:table-cell office:value-type="float" office:value="0.00921178413139828" calcext:value-type="float">
            <text:p>0.0092117841</text:p>
          </table:table-cell>
          <table:table-cell office:value-type="float" office:value="0.0224719101123595" calcext:value-type="float">
            <text:p>0.0224719101</text:p>
          </table:table-cell>
          <table:table-cell table:style-name="ce4" table:formula="of:=[.B7]*[.C7]/(SQRT(SUMSQ([.$C$2:.$C$18]))*SQRT(SUMSQ([.$B$2:.$B$18])))" office:value-type="float" office:value="0.0044956780557567" calcext:value-type="float">
            <text:p>0.0044956781</text:p>
          </table:table-cell>
          <table:table-cell table:formula="of:=[.D7]*[.C7]/(SQRT(SUMSQ([.$C$2:.$C$18]))*SQRT(SUMSQ([.$D$2:.$D$18])))" office:value-type="float" office:value="0.00162162073452679" calcext:value-type="float">
            <text:p>0.0016216207</text:p>
          </table:table-cell>
          <table:table-cell table:formula="of:=[.B7]*[.D7]/(SQRT(SUMSQ([.$B$2:.$B$18]))*SQRT(SUMSQ([.$D$2:.$D$18])))" office:value-type="float" office:value="0.00656562775046499" calcext:value-type="float">
            <text:p>0.0065656278</text:p>
          </table:table-cell>
        </table:table-row>
        <table:table-row table:style-name="ro1">
          <table:table-cell office:value-type="string" calcext:value-type="string">
            <text:p>Aadhaar's involvement in filing income tax returns</text:p>
          </table:table-cell>
          <table:table-cell office:value-type="float" office:value="0.0317802516206278" calcext:value-type="float">
            <text:p>0.0317802516</text:p>
          </table:table-cell>
          <table:table-cell office:value-type="float" office:value="0.0332551200718403" calcext:value-type="float">
            <text:p>0.0332551201</text:p>
          </table:table-cell>
          <table:table-cell office:value-type="float" office:value="0" calcext:value-type="float">
            <text:p>0</text:p>
          </table:table-cell>
          <table:table-cell table:formula="of:=[.B8]*[.C8]/(SQRT(SUMSQ([.$C$2:.$C$18]))*SQRT(SUMSQ([.$B$2:.$B$18])))" office:value-type="float" office:value="0.0169273728074632" calcext:value-type="float">
            <text:p>0.0169273728</text:p>
          </table:table-cell>
          <table:table-cell table:formula="of:=[.D8]*[.C8]/(SQRT(SUMSQ([.$C$2:.$C$18]))*SQRT(SUMSQ([.$D$2:.$D$18])))" office:value-type="float" office:value="0" calcext:value-type="float">
            <text:p>0</text:p>
          </table:table-cell>
          <table:table-cell table:formula="of:=[.B8]*[.D8]/(SQRT(SUMSQ([.$B$2:.$B$18]))*SQRT(SUMSQ([.$D$2:.$D$1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ization of Aadhaar for Cashless payments/Govt-Offices</text:p>
          </table:table-cell>
          <table:table-cell office:value-type="float" office:value="0.0338295240928661" calcext:value-type="float">
            <text:p>0.0338295241</text:p>
          </table:table-cell>
          <table:table-cell office:value-type="float" office:value="0.0363546826569335" calcext:value-type="float">
            <text:p>0.0363546827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/(SQRT(SUMSQ([.$C$2:.$C$18]))*SQRT(SUMSQ([.$B$2:.$B$18])))" office:value-type="float" office:value="0.0196983547200767" calcext:value-type="float">
            <text:p>0.0196983547</text:p>
          </table:table-cell>
          <table:table-cell table:formula="of:=[.D9]*[.C9]/(SQRT(SUMSQ([.$C$2:.$C$18]))*SQRT(SUMSQ([.$D$2:.$D$18])))" office:value-type="float" office:value="0" calcext:value-type="float">
            <text:p>0</text:p>
          </table:table-cell>
          <table:table-cell table:formula="of:=[.B9]*[.D9]/(SQRT(SUMSQ([.$B$2:.$B$18]))*SQRT(SUMSQ([.$D$2:.$D$1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ing of bank accounts and financial inclusion</text:p>
          </table:table-cell>
          <table:table-cell office:value-type="float" office:value="0.0425041245469901" calcext:value-type="float">
            <text:p>0.0425041245</text:p>
          </table:table-cell>
          <table:table-cell office:value-type="float" office:value="0.0544885721734596" calcext:value-type="float">
            <text:p>0.0544885722</text:p>
          </table:table-cell>
          <table:table-cell office:value-type="float" office:value="0.0561797752808989" calcext:value-type="float">
            <text:p>0.0561797753</text:p>
          </table:table-cell>
          <table:table-cell table:formula="of:=[.B10]*[.C10]/(SQRT(SUMSQ([.$C$2:.$C$18]))*SQRT(SUMSQ([.$B$2:.$B$18])))" office:value-type="float" office:value="0.0370945588652288" calcext:value-type="float">
            <text:p>0.0370945589</text:p>
          </table:table-cell>
          <table:table-cell table:formula="of:=[.D10]*[.C10]/(SQRT(SUMSQ([.$C$2:.$C$18]))*SQRT(SUMSQ([.$D$2:.$D$18])))" office:value-type="float" office:value="0.0239800990695353" calcext:value-type="float">
            <text:p>0.0239800991</text:p>
          </table:table-cell>
          <table:table-cell table:formula="of:=[.B10]*[.D10]/(SQRT(SUMSQ([.$B$2:.$B$18]))*SQRT(SUMSQ([.$D$2:.$D$18])))" office:value-type="float" office:value="0.0228965261753701" calcext:value-type="float">
            <text:p>0.0228965262</text:p>
          </table:table-cell>
        </table:table-row>
        <table:table-row table:style-name="ro1">
          <table:table-cell office:value-type="string" calcext:value-type="string">
            <text:p>LPG Subsidy &amp; DBT (Direct Benefit Transfer)</text:p>
          </table:table-cell>
          <table:table-cell office:value-type="float" office:value="0.0446829504773194" calcext:value-type="float">
            <text:p>0.0446829505</text:p>
          </table:table-cell>
          <table:table-cell office:value-type="float" office:value="0.0136438689493352" calcext:value-type="float">
            <text:p>0.0136438689</text:p>
          </table:table-cell>
          <table:table-cell office:value-type="float" office:value="0.0224719101123595" calcext:value-type="float">
            <text:p>0.0224719101</text:p>
          </table:table-cell>
          <table:table-cell table:style-name="ce4" table:formula="of:=[.B11]*[.C11]/(SQRT(SUMSQ([.$C$2:.$C$18]))*SQRT(SUMSQ([.$B$2:.$B$18])))" office:value-type="float" office:value="0.0097645692393643" calcext:value-type="float">
            <text:p>0.0097645692</text:p>
          </table:table-cell>
          <table:table-cell table:formula="of:=[.D11]*[.C11]/(SQRT(SUMSQ([.$C$2:.$C$18]))*SQRT(SUMSQ([.$D$2:.$D$18])))" office:value-type="float" office:value="0.0024018344841576" calcext:value-type="float">
            <text:p>0.0024018345</text:p>
          </table:table-cell>
          <table:table-cell table:formula="of:=[.B11]*[.D11]/(SQRT(SUMSQ([.$B$2:.$B$18]))*SQRT(SUMSQ([.$D$2:.$D$18])))" office:value-type="float" office:value="0.00962809474234099" calcext:value-type="float">
            <text:p>0.0096280947</text:p>
          </table:table-cell>
        </table:table-row>
        <table:table-row table:style-name="ro1">
          <table:table-cell office:value-type="string" calcext:value-type="string">
            <text:p>Requirement of Aadhaar for passport &amp; other services</text:p>
          </table:table-cell>
          <table:table-cell office:value-type="float" office:value="0.0506886617242818" calcext:value-type="float">
            <text:p>0.0506886617</text:p>
          </table:table-cell>
          <table:table-cell office:value-type="float" office:value="0.0531560499406159" calcext:value-type="float">
            <text:p>0.0531560499</text:p>
          </table:table-cell>
          <table:table-cell office:value-type="float" office:value="0.0337078651685393" calcext:value-type="float">
            <text:p>0.0337078652</text:p>
          </table:table-cell>
          <table:table-cell table:formula="of:=[.B12]*[.C12]/(SQRT(SUMSQ([.$C$2:.$C$18]))*SQRT(SUMSQ([.$B$2:.$B$18])))" office:value-type="float" office:value="0.0431556073949605" calcext:value-type="float">
            <text:p>0.0431556074</text:p>
          </table:table-cell>
          <table:table-cell table:formula="of:=[.D12]*[.C12]/(SQRT(SUMSQ([.$C$2:.$C$18]))*SQRT(SUMSQ([.$D$2:.$D$18])))" office:value-type="float" office:value="0.0140361983389465" calcext:value-type="float">
            <text:p>0.0140361983</text:p>
          </table:table-cell>
          <table:table-cell table:formula="of:=[.B12]*[.D12]/(SQRT(SUMSQ([.$B$2:.$B$18]))*SQRT(SUMSQ([.$D$2:.$D$18])))" office:value-type="float" office:value="0.0163832703155395" calcext:value-type="float">
            <text:p>0.0163832703</text:p>
          </table:table-cell>
        </table:table-row>
        <table:table-row table:style-name="ro1">
          <table:table-cell office:value-type="string" calcext:value-type="string">
            <text:p>Aadhaar based verification for telecom users and data leakage</text:p>
          </table:table-cell>
          <table:table-cell office:value-type="float" office:value="0.0573788510222187" calcext:value-type="float">
            <text:p>0.057378851</text:p>
          </table:table-cell>
          <table:table-cell office:value-type="float" office:value="0.104718866776745" calcext:value-type="float">
            <text:p>0.1047188668</text:p>
          </table:table-cell>
          <table:table-cell office:value-type="float" office:value="0.0337078651685393" calcext:value-type="float">
            <text:p>0.0337078652</text:p>
          </table:table-cell>
          <table:table-cell table:style-name="ce4" table:formula="of:=[.B13]*[.C13]/(SQRT(SUMSQ([.$C$2:.$C$18]))*SQRT(SUMSQ([.$B$2:.$B$18])))" office:value-type="float" office:value="0.0962388641941205" calcext:value-type="float">
            <text:p>0.0962388642</text:p>
          </table:table-cell>
          <table:table-cell table:formula="of:=[.D13]*[.C13]/(SQRT(SUMSQ([.$C$2:.$C$18]))*SQRT(SUMSQ([.$D$2:.$D$18])))" office:value-type="float" office:value="0.0276516931854451" calcext:value-type="float">
            <text:p>0.0276516932</text:p>
          </table:table-cell>
          <table:table-cell table:formula="of:=[.B13]*[.D13]/(SQRT(SUMSQ([.$B$2:.$B$18]))*SQRT(SUMSQ([.$D$2:.$D$18])))" office:value-type="float" office:value="0.0185456312065497" calcext:value-type="float">
            <text:p>0.0185456312</text:p>
          </table:table-cell>
        </table:table-row>
        <table:table-row table:style-name="ro1">
          <table:table-cell office:value-type="string" calcext:value-type="string">
            <text:p>Problems with Aadhaar card cancellations and enrollment centres</text:p>
          </table:table-cell>
          <table:table-cell office:value-type="float" office:value="0.0634139308775966" calcext:value-type="float">
            <text:p>0.0634139309</text:p>
          </table:table-cell>
          <table:table-cell office:value-type="float" office:value="0.0749109237855219" calcext:value-type="float">
            <text:p>0.0749109238</text:p>
          </table:table-cell>
          <table:table-cell office:value-type="float" office:value="0.247191011235955" calcext:value-type="float">
            <text:p>0.2471910112</text:p>
          </table:table-cell>
          <table:table-cell table:style-name="ce4" table:formula="of:=[.B14]*[.C14]/(SQRT(SUMSQ([.$C$2:.$C$17]))*SQRT(SUMSQ([.$B$2:.$B$17])))" office:value-type="float" office:value="0.0895399167877601" calcext:value-type="float">
            <text:p>0.0895399168</text:p>
          </table:table-cell>
          <table:table-cell table:formula="of:=[.D14]*[.C14]/(SQRT(SUMSQ([.$C$2:.$C$17]))*SQRT(SUMSQ([.$D$2:.$D$17])))" office:value-type="float" office:value="0.216368339653142" calcext:value-type="float">
            <text:p>0.2163683397</text:p>
          </table:table-cell>
          <table:table-cell table:formula="of:=[.B14]*[.D14]/(SQRT(SUMSQ([.$B$2:.$B$17]))*SQRT(SUMSQ([.$D$2:.$D$17])))" office:value-type="float" office:value="0.236195970014091" calcext:value-type="float">
            <text:p>0.23619597</text:p>
          </table:table-cell>
        </table:table-row>
        <table:table-row table:style-name="ro1">
          <table:table-cell office:value-type="string" calcext:value-type="string">
            <text:p>Implementation of Direct Benefit Transfer Scheme</text:p>
          </table:table-cell>
          <table:table-cell office:value-type="float" office:value="0.0686517612858605" calcext:value-type="float">
            <text:p>0.0686517613</text:p>
          </table:table-cell>
          <table:table-cell office:value-type="float" office:value="0.0755771849019438" calcext:value-type="float">
            <text:p>0.0755771849</text:p>
          </table:table-cell>
          <table:table-cell office:value-type="float" office:value="0.0337078651685393" calcext:value-type="float">
            <text:p>0.0337078652</text:p>
          </table:table-cell>
          <table:table-cell table:formula="of:=[.B15]*[.C15]/(SQRT(SUMSQ([.$C$2:.$C$18]))*SQRT(SUMSQ([.$B$2:.$B$18])))" office:value-type="float" office:value="0.0831028852852" calcext:value-type="float">
            <text:p>0.0831028853</text:p>
          </table:table-cell>
          <table:table-cell table:formula="of:=[.D15]*[.C15]/(SQRT(SUMSQ([.$C$2:.$C$18]))*SQRT(SUMSQ([.$D$2:.$D$18])))" office:value-type="float" office:value="0.0199566438508509" calcext:value-type="float">
            <text:p>0.0199566439</text:p>
          </table:table-cell>
          <table:table-cell table:formula="of:=[.B15]*[.D15]/(SQRT(SUMSQ([.$B$2:.$B$18]))*SQRT(SUMSQ([.$D$2:.$D$18])))" office:value-type="float" office:value="0.022189190334164" calcext:value-type="float">
            <text:p>0.0221891903</text:p>
          </table:table-cell>
        </table:table-row>
        <table:table-row table:style-name="ro1">
          <table:table-cell office:value-type="string" calcext:value-type="string">
            <text:p>International Linkages/Positive Effect on Economy</text:p>
          </table:table-cell>
          <table:table-cell office:value-type="float" office:value="0.0875129041706706" calcext:value-type="float">
            <text:p>0.0875129042</text:p>
          </table:table-cell>
          <table:table-cell office:value-type="float" office:value="0.136467657367979" calcext:value-type="float">
            <text:p>0.1364676574</text:p>
          </table:table-cell>
          <table:table-cell office:value-type="float" office:value="0.0224719101123595" calcext:value-type="float">
            <text:p>0.0224719101</text:p>
          </table:table-cell>
          <table:table-cell table:style-name="ce4" table:formula="of:=[.B16]*[.C16]/(SQRT(SUMSQ([.$C$2:.$C$18]))*SQRT(SUMSQ([.$B$2:.$B$18])))" office:value-type="float" office:value="0.191282632630044" calcext:value-type="float">
            <text:p>0.1912826326</text:p>
          </table:table-cell>
          <table:table-cell table:formula="of:=[.D16]*[.C16]/(SQRT(SUMSQ([.$C$2:.$C$18]))*SQRT(SUMSQ([.$D$2:.$D$18])))" office:value-type="float" office:value="0.0240234442778481" calcext:value-type="float">
            <text:p>0.0240234443</text:p>
          </table:table-cell>
          <table:table-cell table:formula="of:=[.B16]*[.D16]/(SQRT(SUMSQ([.$B$2:.$B$18]))*SQRT(SUMSQ([.$D$2:.$D$18])))" office:value-type="float" office:value="0.0188569135102283" calcext:value-type="float">
            <text:p>0.0188569135</text:p>
          </table:table-cell>
        </table:table-row>
        <table:table-row table:style-name="ro1">
          <table:table-cell office:value-type="string" calcext:value-type="string">
            <text:p>Court cases related to Aadhaar</text:p>
          </table:table-cell>
          <table:table-cell office:value-type="float" office:value="0.0992207269833597" calcext:value-type="float">
            <text:p>0.099220727</text:p>
          </table:table-cell>
          <table:table-cell office:value-type="float" office:value="0.135859332000811" calcext:value-type="float">
            <text:p>0.135859332</text:p>
          </table:table-cell>
          <table:table-cell office:value-type="float" office:value="0.0898876404494382" calcext:value-type="float">
            <text:p>0.0898876404</text:p>
          </table:table-cell>
          <table:table-cell table:formula="of:=[.B17]*[.C17]/(SQRT(SUMSQ([.$C$2:.$C$18]))*SQRT(SUMSQ([.$B$2:.$B$18])))" office:value-type="float" office:value="0.215906435342072" calcext:value-type="float">
            <text:p>0.2159064353</text:p>
          </table:table-cell>
          <table:table-cell table:formula="of:=[.D17]*[.C17]/(SQRT(SUMSQ([.$C$2:.$C$18]))*SQRT(SUMSQ([.$D$2:.$D$18])))" office:value-type="float" office:value="0.0956654244645365" calcext:value-type="float">
            <text:p>0.0956654245</text:p>
          </table:table-cell>
          <table:table-cell table:formula="of:=[.B17]*[.D17]/(SQRT(SUMSQ([.$B$2:.$B$18]))*SQRT(SUMSQ([.$D$2:.$D$18])))" office:value-type="float" office:value="0.0855186642417127" calcext:value-type="float">
            <text:p>0.0855186642</text:p>
          </table:table-cell>
        </table:table-row>
        <table:table-row table:style-name="ro1">
          <table:table-cell table:style-name="ce3" office:value-type="string" calcext:value-type="string">
            <text:p>Aadhaar enrollment centers and UIDAI operations</text:p>
          </table:table-cell>
          <table:table-cell office:value-type="float" office:value="0.0993302840732785" calcext:value-type="float">
            <text:p>0.0993302841</text:p>
          </table:table-cell>
          <table:table-cell office:value-type="float" office:value="0.0894817647229223" calcext:value-type="float">
            <text:p>0.0894817647</text:p>
          </table:table-cell>
          <table:table-cell office:value-type="float" office:value="0.325842696629213" calcext:value-type="float">
            <text:p>0.3258426966</text:p>
          </table:table-cell>
          <table:table-cell table:style-name="ce4" table:formula="of:=[.B18]*[.C18]/(SQRT(SUMSQ([.$C$2:.$C$18]))*SQRT(SUMSQ([.$B$2:.$B$18])))" office:value-type="float" office:value="0.142360637952153" calcext:value-type="float">
            <text:p>0.142360638</text:p>
          </table:table-cell>
          <table:table-cell table:formula="of:=[.D18]*[.C18]/(SQRT(SUMSQ([.$C$2:.$C$18]))*SQRT(SUMSQ([.$D$2:.$D$18])))" office:value-type="float" office:value="0.228406300345353" calcext:value-type="float">
            <text:p>0.2284063003</text:p>
          </table:table-cell>
          <table:table-cell table:formula="of:=[.B18]*[.D18]/(SQRT(SUMSQ([.$B$2:.$B$18]))*SQRT(SUMSQ([.$D$2:.$D$18])))" office:value-type="float" office:value="0.310347457957948" calcext:value-type="float">
            <text:p>0.310347458</text:p>
          </table:table-cell>
        </table:table-row>
        <table:table-row table:style-name="ro1">
          <table:table-cell table:number-columns-repeated="4"/>
          <table:table-cell table:formula="of:=SUM([.E2:.E18])" office:value-type="float" office:value="0.965081303651733" calcext:value-type="float">
            <text:p>0.9650813037</text:p>
          </table:table-cell>
          <table:table-cell table:formula="of:=SUM([.F2:.F18])" office:value-type="float" office:value="0.681429278513964" calcext:value-type="float">
            <text:p>0.6814292785</text:p>
          </table:table-cell>
          <table:table-cell table:formula="of:=SUM([.G2:.G18])" office:value-type="float" office:value="0.788550081521796" calcext:value-type="float">
            <text:p>0.7885500815</text:p>
          </table:table-cell>
        </table:table-row>
      </table:table>
      <table:named-expressions/>
      <table:database-ranges>
        <table:database-range table:name="__Anonymous_Sheet_DB__8" table:target-range-address="final1.A1:final1.B17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final2.A1:final2.B17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final3.A1:final3.B17" table:contains-header="false">
          <table:sort>
            <table:sort-by table:field-number="1" table:data-type="automatic"/>
          </table:sort>
        </table:database-range>
        <table:database-range table:name="__Anonymous_Sheet_DB__12" table:target-range-address="last.A2:last.G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3:02:38.663314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3:06:34.821119940</dc:date>
    <meta:generator>LibreOffice/5.1.6.2$Linux_X86_64 LibreOffice_project/10m0$Build-2</meta:generator>
    <meta:editing-duration>PT2H8M56S</meta:editing-duration>
    <meta:editing-cycles>34</meta:editing-cycles>
    <meta:document-statistic meta:table-count="13" meta:cell-count="6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7cm" svg:height="21.125cm" xlink:href=".." xlink:type="simple" chart:class="chart:bar" chart:style-name="ch1">
        <chart:title svg:x="18.846cm" svg:y="0.407cm" chart:style-name="ch2">
          <text:p>Mass Media</text:p>
        </chart:title>
        <chart:plot-area chart:style-name="ch3" table:cell-range-address="final1.A1:final1.B17" chart:data-source-has-labels="column" svg:x="2.338cm" svg:y="2.198cm" svg:width="30.463cm" svg:height="18.505cm">
          <chartooo:coordinate-region svg:x="7.427cm" svg:y="2.198cm" svg:width="24.108cm" svg:height="7.517cm"/>
          <chart:axis chart:dimension="x" chart:name="primary-x" chart:style-name="ch4" chartooo:axis-type="auto">
            <chartooo:date-scale/>
            <chart:categories table:cell-range-address="final1.A1:final1.A17"/>
          </chart:axis>
          <chart:axis chart:dimension="y" chart:name="primary-y" chart:style-name="ch5">
            <chart:title svg:x="4.321cm" svg:y="9.149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1.B1:final1.B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SNL linking Aadhaar with mobile numbers</text:p>
                <draw:g>
                  <svg:desc>final1.A1:final1.A17</svg:desc>
                </draw:g>
              </table:table-cell>
              <table:table-cell office:value-type="float" office:value="0.0146854884258416">
                <text:p>0.0146854884258416</text:p>
                <draw:g>
                  <svg:desc>final1.B1:final1.B17</svg:desc>
                </draw:g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01608391464061">
                <text:p>0.0201608391464061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10321868106053">
                <text:p>0.0210321868106053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30930646200401">
                <text:p>0.0230930646200401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236175378908338">
                <text:p>0.0236175378908338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304703710835328">
                <text:p>0.0304703710835328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17802516206278">
                <text:p>0.0317802516206278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38295240928661">
                <text:p>0.0338295240928661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25041245469901">
                <text:p>0.0425041245469901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446829504773194">
                <text:p>0.0446829504773194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06886617242818">
                <text:p>0.0506886617242818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573788510222187">
                <text:p>0.0573788510222187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34139308775966">
                <text:p>0.0634139308775966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86517612858605">
                <text:p>0.0686517612858605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75129041706706">
                <text:p>0.0875129041706706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992207269833597">
                <text:p>0.0992207269833597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993302840732785">
                <text:p>0.0993302840732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7cm" svg:height="21.125cm" xlink:href=".." xlink:type="simple" chart:class="chart:bar" chart:style-name="ch1">
        <chart:title svg:x="18.843cm" svg:y="0.408cm" chart:style-name="ch2">
          <text:p>TweetFol</text:p>
        </chart:title>
        <chart:plot-area chart:style-name="ch3" table:cell-range-address="final2.A1:final2.B17" chart:data-source-has-labels="column" svg:x="2.338cm" svg:y="2.198cm" svg:width="30.463cm" svg:height="18.505cm">
          <chartooo:coordinate-region svg:x="9.219cm" svg:y="2.198cm" svg:width="22.371cm" svg:height="7.516cm"/>
          <chart:axis chart:dimension="x" chart:name="primary-x" chart:style-name="ch4" chartooo:axis-type="auto">
            <chartooo:date-scale/>
            <chart:categories table:cell-range-address="final2.A1:final2.A17"/>
          </chart:axis>
          <chart:axis chart:dimension="y" chart:name="primary-y" chart:style-name="ch5">
            <chart:title svg:x="5.914cm" svg:y="8.792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2.B1:final2.B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adhaar requirement for college students' registration</text:p>
                <draw:g>
                  <svg:desc>final2.A1:final2.A17</svg:desc>
                </draw:g>
              </table:table-cell>
              <table:table-cell office:value-type="float" office:value="0.00677848266272704">
                <text:p>0.00677848266272704</text:p>
                <draw:g>
                  <svg:desc>final2.B1:final2.B17</svg:desc>
                </draw:g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0724196865675965">
                <text:p>0.00724196865675965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0845861939109527">
                <text:p>0.00845861939109527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0921178413139828">
                <text:p>0.00921178413139828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10515338489615">
                <text:p>0.010515338489615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36438689493352">
                <text:p>0.0136438689493352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164537527881579">
                <text:p>0.0164537527881579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32551200718403">
                <text:p>0.0332551200718403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63546826569335">
                <text:p>0.0363546826569335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31560499406159">
                <text:p>0.0531560499406159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544885721734596">
                <text:p>0.0544885721734596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749109237855219">
                <text:p>0.0749109237855219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755771849019438">
                <text:p>0.0755771849019438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894817647229223">
                <text:p>0.0894817647229223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104718866776745">
                <text:p>0.104718866776745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35859332000811">
                <text:p>0.135859332000811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36467657367979">
                <text:p>0.136467657367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7cm" svg:height="21.125cm" xlink:href=".." xlink:type="simple" chart:class="chart:bar" chart:style-name="ch1">
        <chart:title svg:x="18.835cm" svg:y="0.409cm" chart:style-name="ch2">
          <text:p>TweetURL</text:p>
        </chart:title>
        <chart:plot-area chart:style-name="ch3" table:cell-range-address="final3.A1:final3.B17" chart:data-source-has-labels="column" svg:x="2.338cm" svg:y="2.198cm" svg:width="30.463cm" svg:height="18.505cm">
          <chartooo:coordinate-region svg:x="8.622cm" svg:y="2.198cm" svg:width="23.587cm" svg:height="7.517cm"/>
          <chart:axis chart:dimension="x" chart:name="primary-x" chart:style-name="ch4" chartooo:axis-type="auto">
            <chartooo:date-scale/>
            <chart:categories table:cell-range-address="final3.A1:final3.A17"/>
          </chart:axis>
          <chart:axis chart:dimension="y" chart:name="primary-y" chart:style-name="ch5">
            <chart:title svg:x="6.051cm" svg:y="8.984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3.B1:final3.B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ke ration cards and its linkage with Aadhaar</text:p>
                <draw:g>
                  <svg:desc>final3.A1:final3.A17</svg:desc>
                </draw:g>
              </table:table-cell>
              <table:table-cell office:value-type="float" office:value="0.00612085065365384">
                <text:p>0.00612085065365384</text:p>
                <draw:g>
                  <svg:desc>final3.B1:final3.B17</svg:desc>
                </draw:g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0660280739803603">
                <text:p>0.00660280739803603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0761491656123863">
                <text:p>0.00761491656123863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0908488463160431">
                <text:p>0.00908488463160431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0939815651545274">
                <text:p>0.00939815651545274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123983372492319">
                <text:p>0.0123983372492319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35791312729683">
                <text:p>0.0135791312729683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01704921983252">
                <text:p>0.0301704921983252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11103078498705">
                <text:p>0.0311103078498705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42544731610338">
                <text:p>0.042544731610338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68823423097777">
                <text:p>0.0468823423097777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49075245496717">
                <text:p>0.0649075245496717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824387011265739">
                <text:p>0.0824387011265739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893306825712392">
                <text:p>0.0893306825712392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08464365323212">
                <text:p>0.108464365323212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120332550153624">
                <text:p>0.120332550153624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96288933068257">
                <text:p>0.196288933068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782cm" svg:height="22.048cm" xlink:href=".." xlink:type="simple" chart:class="chart:bar" chart:style-name="ch1">
        <chart:legend svg:x="38.191cm" svg:y="8.266cm" style:legend-expansion="custom" chartooo:width="4.907cm" chartooo:height="2.013cm" style:legend-expansion-aspect-ratio="2.43765524093393" chart:style-name="ch2"/>
        <chart:plot-area chart:style-name="ch3" table:cell-range-address="Main.A2:Main.C18 Main.B1:Main.C1" chart:data-source-has-labels="both" svg:x="0.771cm" svg:y="1.895cm" svg:width="36.219cm" svg:height="19.142cm">
          <chartooo:coordinate-region svg:x="8.745cm" svg:y="2.095cm" svg:width="28.245cm" svg:height="8.233cm"/>
          <chart:axis chart:dimension="x" chart:name="primary-x" chart:style-name="ch4" chartooo:axis-type="auto">
            <chartooo:date-scale/>
            <chart:categories table:cell-range-address="Main.A2:Main.A18"/>
          </chart:axis>
          <chart:axis chart:dimension="y" chart:name="primary-y" chart:style-name="ch5">
            <chart:title svg:x="5.57cm" svg:y="9.438cm" chart:style-name="ch6">
              <text:p>Relative Coverage</text:p>
            </chart:title>
            <chart:grid chart:style-name="ch7" chart:class="major"/>
          </chart:axis>
          <chart:series chart:style-name="ch8" chart:values-cell-range-address="Main.B2:Main.B18" chart:label-cell-address="Main.B1:Main.B1" chart:class="chart:bar">
            <chart:data-point chart:repeated="17"/>
          </chart:series>
          <chart:series chart:style-name="ch9" chart:values-cell-range-address="Main.C2:Main.C18" chart:label-cell-address="Main.C1:Main.C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Main.B1:Main.B1</svg:desc>
                </draw:g>
              </table:table-cell>
              <table:table-cell office:value-type="string">
                <text:p>TweetFol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uirement of Aadhaar for passport &amp; other services</text:p>
                <draw:g>
                  <svg:desc>Main.A2:Main.A18</svg:desc>
                </draw:g>
              </table:table-cell>
              <table:table-cell office:value-type="float" office:value="0.0506886617242818">
                <text:p>0.0506886617242818</text:p>
                <draw:g>
                  <svg:desc>Main.B2:Main.B18</svg:desc>
                </draw:g>
              </table:table-cell>
              <table:table-cell office:value-type="float" office:value="0.0531560499406159">
                <text:p>0.0531560499406159</text:p>
                <draw:g>
                  <svg:desc>Main.C2:Main.C18</svg:desc>
                </draw:g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236175378908338">
                <text:p>0.0236175378908338</text:p>
              </table:table-cell>
              <table:table-cell office:value-type="float" office:value="0.00724196865675965">
                <text:p>0.00724196865675965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30930646200401">
                <text:p>0.0230930646200401</text:p>
              </table:table-cell>
              <table:table-cell office:value-type="float" office:value="0.010515338489615">
                <text:p>0.010515338489615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38295240928661">
                <text:p>0.0338295240928661</text:p>
              </table:table-cell>
              <table:table-cell office:value-type="float" office:value="0.0363546826569335">
                <text:p>0.0363546826569335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01608391464061">
                <text:p>0.0201608391464061</text:p>
              </table:table-cell>
              <table:table-cell office:value-type="float" office:value="0.00845861939109527">
                <text:p>0.00845861939109527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.0146854884258416">
                <text:p>0.0146854884258416</text:p>
              </table:table-cell>
              <table:table-cell office:value-type="float" office:value="0.0164537527881579">
                <text:p>0.0164537527881579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86517612858605">
                <text:p>0.0686517612858605</text:p>
              </table:table-cell>
              <table:table-cell office:value-type="float" office:value="0.0755771849019438">
                <text:p>0.0755771849019438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573788510222187">
                <text:p>0.0573788510222187</text:p>
              </table:table-cell>
              <table:table-cell office:value-type="float" office:value="0.104718866776745">
                <text:p>0.104718866776745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25041245469901">
                <text:p>0.0425041245469901</text:p>
              </table:table-cell>
              <table:table-cell office:value-type="float" office:value="0.0544885721734596">
                <text:p>0.0544885721734596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446829504773194">
                <text:p>0.0446829504773194</text:p>
              </table:table-cell>
              <table:table-cell office:value-type="float" office:value="0.0136438689493352">
                <text:p>0.0136438689493352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304703710835328">
                <text:p>0.0304703710835328</text:p>
              </table:table-cell>
              <table:table-cell office:value-type="float" office:value="0.00921178413139828">
                <text:p>0.00921178413139828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34139308775966">
                <text:p>0.0634139308775966</text:p>
              </table:table-cell>
              <table:table-cell office:value-type="float" office:value="0.0749109237855219">
                <text:p>0.0749109237855219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17802516206278">
                <text:p>0.0317802516206278</text:p>
              </table:table-cell>
              <table:table-cell office:value-type="float" office:value="0.0332551200718403">
                <text:p>0.0332551200718403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75129041706706">
                <text:p>0.0875129041706706</text:p>
              </table:table-cell>
              <table:table-cell office:value-type="float" office:value="0.136467657367979">
                <text:p>0.136467657367979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992207269833597">
                <text:p>0.0992207269833597</text:p>
              </table:table-cell>
              <table:table-cell office:value-type="float" office:value="0.135859332000811">
                <text:p>0.135859332000811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10321868106053">
                <text:p>0.0210321868106053</text:p>
              </table:table-cell>
              <table:table-cell office:value-type="float" office:value="0.00677848266272704">
                <text:p>0.00677848266272704</text:p>
              </table:table-cell>
            </table:table-row>
            <table:table-row>
              <table:table-cell office:value-type="string">
                <text:p>Aadhar enrollment centers and UIDAI operations</text:p>
              </table:table-cell>
              <table:table-cell office:value-type="float" office:value="0.0993302840732785">
                <text:p>0.0993302840732785</text:p>
              </table:table-cell>
              <table:table-cell office:value-type="float" office:value="0.0894817647229223">
                <text:p>0.0894817647229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64cm" svg:height="17.851cm" xlink:href=".." xlink:type="simple" chart:class="chart:bar" chart:style-name="ch1">
        <chart:legend chart:legend-position="end" svg:x="31.03cm" svg:y="8.128cm" style:legend-expansion="high" chart:style-name="ch2"/>
        <chart:plot-area chart:style-name="ch3" table:cell-range-address="last.A1:last.D18" chart:data-source-has-labels="both" svg:x="0.673cm" svg:y="0.357cm" svg:width="29.684cm" svg:height="17.137cm">
          <chartooo:coordinate-region svg:x="13.201cm" svg:y="0.357cm" svg:width="16.824cm" svg:height="16.49cm"/>
          <chart:axis chart:dimension="x" chart:name="primary-x" chart:style-name="ch4" chartooo:axis-type="auto">
            <chartooo:date-scale/>
            <chart:categories table:cell-range-address="last.A2:last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st.B2:last.B18" chart:label-cell-address="last.B1:last.B1" chart:class="chart:bar">
            <chart:data-point chart:repeated="17"/>
          </chart:series>
          <chart:series chart:style-name="ch8" chart:values-cell-range-address="last.C2:last.C18" chart:label-cell-address="last.C1:last.C1" chart:class="chart:bar">
            <chart:data-point chart:repeated="17"/>
          </chart:series>
          <chart:series chart:style-name="ch9" chart:values-cell-range-address="last.D2:last.D18" chart:label-cell-address="last.D1:last.D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last.B1:last.B1</svg:desc>
                </draw:g>
              </table:table-cell>
              <table:table-cell office:value-type="string">
                <text:p>TweetFol</text:p>
                <draw:g>
                  <svg:desc>last.C1:last.C1</svg:desc>
                </draw:g>
              </table:table-cell>
              <table:table-cell office:value-type="string">
                <text:p>QH Data</text:p>
                <draw:g>
                  <svg:desc>last.D1:la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kage of Aadhaar with different schemes</text:p>
                <draw:g>
                  <svg:desc>last.A2:last.A18</svg:desc>
                </draw:g>
              </table:table-cell>
              <table:table-cell office:value-type="float" office:value="0.0146854884258416">
                <text:p>0.0146854884258416</text:p>
                <draw:g>
                  <svg:desc>last.B2:last.B18</svg:desc>
                </draw:g>
              </table:table-cell>
              <table:table-cell office:value-type="float" office:value="0.0164537527881579">
                <text:p>0.0164537527881579</text:p>
                <draw:g>
                  <svg:desc>last.C2:last.C18</svg:desc>
                </draw:g>
              </table:table-cell>
              <table:table-cell office:value-type="float" office:value="0.157303370786517">
                <text:p>0.157303370786517</text:p>
                <draw:g>
                  <svg:desc>last.D2:last.D18</svg:desc>
                </draw:g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01608391464061">
                <text:p>0.0201608391464061</text:p>
              </table:table-cell>
              <table:table-cell office:value-type="float" office:value="0.00845861939109527">
                <text:p>0.00845861939109527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10321868106053">
                <text:p>0.0210321868106053</text:p>
              </table:table-cell>
              <table:table-cell office:value-type="float" office:value="0.00677848266272704">
                <text:p>0.0067784826627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30930646200401">
                <text:p>0.0230930646200401</text:p>
              </table:table-cell>
              <table:table-cell office:value-type="float" office:value="0.010515338489615">
                <text:p>0.010515338489615</text:p>
              </table:table-cell>
              <table:table-cell office:value-type="float" office:value="0.0674157303370787">
                <text:p>0.0674157303370787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236175378908338">
                <text:p>0.0236175378908338</text:p>
              </table:table-cell>
              <table:table-cell office:value-type="float" office:value="0.00724196865675965">
                <text:p>0.0072419686567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304703710835328">
                <text:p>0.0304703710835328</text:p>
              </table:table-cell>
              <table:table-cell office:value-type="float" office:value="0.00921178413139828">
                <text:p>0.00921178413139828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17802516206278">
                <text:p>0.0317802516206278</text:p>
              </table:table-cell>
              <table:table-cell office:value-type="float" office:value="0.0332551200718403">
                <text:p>0.0332551200718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38295240928661">
                <text:p>0.0338295240928661</text:p>
              </table:table-cell>
              <table:table-cell office:value-type="float" office:value="0.0363546826569335">
                <text:p>0.0363546826569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25041245469901">
                <text:p>0.0425041245469901</text:p>
              </table:table-cell>
              <table:table-cell office:value-type="float" office:value="0.0544885721734596">
                <text:p>0.0544885721734596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446829504773194">
                <text:p>0.0446829504773194</text:p>
              </table:table-cell>
              <table:table-cell office:value-type="float" office:value="0.0136438689493352">
                <text:p>0.0136438689493352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06886617242818">
                <text:p>0.0506886617242818</text:p>
              </table:table-cell>
              <table:table-cell office:value-type="float" office:value="0.0531560499406159">
                <text:p>0.0531560499406159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573788510222187">
                <text:p>0.0573788510222187</text:p>
              </table:table-cell>
              <table:table-cell office:value-type="float" office:value="0.104718866776745">
                <text:p>0.104718866776745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string">
                <text:p>Problems with Aadhaar card cancellations and enrollment centres</text:p>
              </table:table-cell>
              <table:table-cell office:value-type="float" office:value="0.0634139308775966">
                <text:p>0.0634139308775966</text:p>
              </table:table-cell>
              <table:table-cell office:value-type="float" office:value="0.0749109237855219">
                <text:p>0.0749109237855219</text:p>
              </table:table-cell>
              <table:table-cell office:value-type="float" office:value="0.247191011235955">
                <text:p>0.247191011235955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86517612858605">
                <text:p>0.0686517612858605</text:p>
              </table:table-cell>
              <table:table-cell office:value-type="float" office:value="0.0755771849019438">
                <text:p>0.0755771849019438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75129041706706">
                <text:p>0.0875129041706706</text:p>
              </table:table-cell>
              <table:table-cell office:value-type="float" office:value="0.136467657367979">
                <text:p>0.136467657367979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992207269833597">
                <text:p>0.0992207269833597</text:p>
              </table:table-cell>
              <table:table-cell office:value-type="float" office:value="0.135859332000811">
                <text:p>0.135859332000811</text:p>
              </table:table-cell>
              <table:table-cell office:value-type="float" office:value="0.0898876404494382">
                <text:p>0.0898876404494382</text:p>
              </table:table-cell>
            </table:table-row>
            <table:table-row>
              <table:table-cell office:value-type="string">
                <text:p>Aadhaar enrollment centers and UIDAI operations</text:p>
              </table:table-cell>
              <table:table-cell office:value-type="float" office:value="0.0993302840732785">
                <text:p>0.0993302840732785</text:p>
              </table:table-cell>
              <table:table-cell office:value-type="float" office:value="0.0894817647229223">
                <text:p>0.0894817647229223</text:p>
              </table:table-cell>
              <table:table-cell office:value-type="float" office:value="0.325842696629213">
                <text:p>0.3258426966292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